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>
      <style:table-cell-properties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M403.428793492735</text:p>
          </table:table-cell>
          <table:table-cell table:style-name="ce1" office:value-type="string" calcext:value-type="string">
            <text:p>M148.413159102577</text:p>
          </table:table-cell>
          <table:table-cell table:style-name="ce1" office:value-type="string" calcext:value-type="string">
            <text:p>M54.5981500331442</text:p>
          </table:table-cell>
          <table:table-cell table:style-name="ce1" office:value-type="string" calcext:value-type="string">
            <text:p>M20.0855369231877</text:p>
          </table:table-cell>
          <table:table-cell table:style-name="ce1" office:value-type="string" calcext:value-type="string">
            <text:p>M7.38905609893065</text:p>
          </table:table-cell>
          <table:table-cell table:style-name="ce1" office:value-type="string" calcext:value-type="string">
            <text:p>M2.71828182845904</text:p>
          </table:table-cell>
          <table:table-cell table:style-name="ce1" office:value-type="string" calcext:value-type="string">
            <text:p>M1</text:p>
          </table:table-cell>
          <table:table-cell office:value-type="string" calcext:value-type="string">
            <text:p>Purit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IC50*pur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3959072671618" calcext:value-type="float">
            <text:p>0.0439590727</text:p>
          </table:table-cell>
          <table:table-cell office:value-type="float" office:value="-0.0155001890266954" calcext:value-type="float">
            <text:p>-0.015500189</text:p>
          </table:table-cell>
          <table:table-cell office:value-type="float" office:value="-0.02168319125843" calcext:value-type="float">
            <text:p>-0.0216831913</text:p>
          </table:table-cell>
          <table:table-cell office:value-type="float" office:value="1.03960536104099" calcext:value-type="float">
            <text:p>1.039605361</text:p>
          </table:table-cell>
          <table:table-cell office:value-type="float" office:value="1.02887840095611" calcext:value-type="float">
            <text:p>1.028878401</text:p>
          </table:table-cell>
          <table:table-cell office:value-type="float" office:value="1.02039049256698" calcext:value-type="float">
            <text:p>1.0203904926</text:p>
          </table:table-cell>
          <table:table-cell office:value-type="float" office:value="0.982048561567824" calcext:value-type="float">
            <text:p>0.9820485616</text:p>
          </table:table-cell>
          <table:table-cell office:value-type="float" office:value="90.34" calcext:value-type="float">
            <text:p>90.34</text:p>
          </table:table-cell>
          <table:table-cell office:value-type="float" office:value="0" calcext:value-type="float">
            <text:p>0</text:p>
          </table:table-cell>
          <table:table-cell office:value-type="float" office:value="30.3014225386633" calcext:value-type="float">
            <text:p>30.3014225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924484291858" calcext:value-type="float">
            <text:p>0.4392448429</text:p>
          </table:table-cell>
          <table:table-cell office:value-type="float" office:value="0.989576499744879" calcext:value-type="float">
            <text:p>0.9895764997</text:p>
          </table:table-cell>
          <table:table-cell office:value-type="float" office:value="1.00707048618704" calcext:value-type="float">
            <text:p>1.0070704862</text:p>
          </table:table-cell>
          <table:table-cell office:value-type="float" office:value="1.01217289889934" calcext:value-type="float">
            <text:p>1.0121728989</text:p>
          </table:table-cell>
          <table:table-cell office:value-type="float" office:value="0.990596982287339" calcext:value-type="float">
            <text:p>0.9905969823</text:p>
          </table:table-cell>
          <table:table-cell office:value-type="float" office:value="1.01304759822144" calcext:value-type="float">
            <text:p>1.0130475982</text:p>
          </table:table-cell>
          <table:table-cell office:value-type="float" office:value="0.991034331948393" calcext:value-type="float">
            <text:p>0.9910343319</text:p>
          </table:table-cell>
          <table:table-cell office:value-type="float" office:value="93.71" calcext:value-type="float">
            <text:p>93.71</text:p>
          </table:table-cell>
          <table:table-cell office:value-type="float" office:value="0" calcext:value-type="float">
            <text:p>0</text:p>
          </table:table-cell>
          <table:table-cell office:value-type="float" office:value="358.402534209223" calcext:value-type="float">
            <text:p>358.40253420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526994231637" calcext:value-type="float">
            <text:p>1.1352699423</text:p>
          </table:table-cell>
          <table:table-cell office:value-type="float" office:value="1.10041098062172" calcext:value-type="float">
            <text:p>1.1004109806</text:p>
          </table:table-cell>
          <table:table-cell office:value-type="float" office:value="1.08053756753131" calcext:value-type="float">
            <text:p>1.0805375675</text:p>
          </table:table-cell>
          <table:table-cell office:value-type="float" office:value="1.01619044134685" calcext:value-type="float">
            <text:p>1.0161904413</text:p>
          </table:table-cell>
          <table:table-cell office:value-type="float" office:value="0.995512140391956" calcext:value-type="float">
            <text:p>0.9955121404</text:p>
          </table:table-cell>
          <table:table-cell office:value-type="float" office:value="0.942506615934341" calcext:value-type="float">
            <text:p>0.9425066159</text:p>
          </table:table-cell>
          <table:table-cell office:value-type="float" office:value="0.967750826229588" calcext:value-type="float">
            <text:p>0.9677508262</text:p>
          </table:table-cell>
          <table:table-cell office:value-type="float" office:value="91.8" calcext:value-type="float">
            <text:p>91.8</text:p>
          </table:table-cell>
          <table:table-cell office:value-type="float" office:value="0" calcext:value-type="float">
            <text:p>0</text:p>
          </table:table-cell>
          <table:table-cell office:value-type="float" office:value="1733.49338021549" calcext:value-type="float">
            <text:p>1733.4933802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6429040017494" calcext:value-type="float">
            <text:p>0.20642904</text:p>
          </table:table-cell>
          <table:table-cell office:value-type="float" office:value="-0.0016036154238647" calcext:value-type="float">
            <text:p>-0.0016036154</text:p>
          </table:table-cell>
          <table:table-cell office:value-type="float" office:value="0.909541511771995" calcext:value-type="float">
            <text:p>0.9095415118</text:p>
          </table:table-cell>
          <table:table-cell office:value-type="float" office:value="1.02121145856112" calcext:value-type="float">
            <text:p>1.0212114586</text:p>
          </table:table-cell>
          <table:table-cell office:value-type="float" office:value="1.0461403892412" calcext:value-type="float">
            <text:p>1.0461403892</text:p>
          </table:table-cell>
          <table:table-cell office:value-type="float" office:value="1.03637291347766" calcext:value-type="float">
            <text:p>1.0363729135</text:p>
          </table:table-cell>
          <table:table-cell office:value-type="float" office:value="1.01392229754355" calcext:value-type="float">
            <text:p>1.0139222975</text:p>
          </table:table-cell>
          <table:table-cell office:value-type="float" office:value="91.44" calcext:value-type="float">
            <text:p>91.44</text:p>
          </table:table-cell>
          <table:table-cell office:value-type="float" office:value="1" calcext:value-type="float">
            <text:p>1</text:p>
          </table:table-cell>
          <table:table-cell office:value-type="float" office:value="59.2197648301626" calcext:value-type="float">
            <text:p>59.2197648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91099891462091" calcext:value-type="float">
            <text:p>0.0191099891</text:p>
          </table:table-cell>
          <table:table-cell office:value-type="float" office:value="1.05061037329724" calcext:value-type="float">
            <text:p>1.0506103733</text:p>
          </table:table-cell>
          <table:table-cell office:value-type="float" office:value="1.05102013439188" calcext:value-type="float">
            <text:p>1.0510201344</text:p>
          </table:table-cell>
          <table:table-cell office:value-type="float" office:value="1.04665910559885" calcext:value-type="float">
            <text:p>1.0466591056</text:p>
          </table:table-cell>
          <table:table-cell office:value-type="float" office:value="0.957858022658813" calcext:value-type="float">
            <text:p>0.9578580227</text:p>
          </table:table-cell>
          <table:table-cell office:value-type="float" office:value="1.01182941255381" calcext:value-type="float">
            <text:p>1.0118294126</text:p>
          </table:table-cell>
          <table:table-cell office:value-type="float" office:value="0.982121733191868" calcext:value-type="float">
            <text:p>0.9821217332</text:p>
          </table:table-cell>
          <table:table-cell office:value-type="float" office:value="75.52" calcext:value-type="float">
            <text:p>75.52</text:p>
          </table:table-cell>
          <table:table-cell office:value-type="float" office:value="0" calcext:value-type="float">
            <text:p>0</text:p>
          </table:table-cell>
          <table:table-cell office:value-type="float" office:value="215.17940824664" calcext:value-type="float">
            <text:p>215.1794082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60133660166587" calcext:value-type="float">
            <text:p>0.096013366</text:p>
          </table:table-cell>
          <table:table-cell office:value-type="float" office:value="0.695362138562666" calcext:value-type="float">
            <text:p>0.6953621386</text:p>
          </table:table-cell>
          <table:table-cell office:value-type="float" office:value="0.943809070842327" calcext:value-type="float">
            <text:p>0.9438090708</text:p>
          </table:table-cell>
          <table:table-cell office:value-type="float" office:value="1.05153233576019" calcext:value-type="float">
            <text:p>1.0515323358</text:p>
          </table:table-cell>
          <table:table-cell office:value-type="float" office:value="1.00297564604446" calcext:value-type="float">
            <text:p>1.002975646</text:p>
          </table:table-cell>
          <table:table-cell office:value-type="float" office:value="0.972975280186344" calcext:value-type="float">
            <text:p>0.9729752802</text:p>
          </table:table-cell>
          <table:table-cell office:value-type="float" office:value="0.984536396785327" calcext:value-type="float">
            <text:p>0.9845363968</text:p>
          </table:table-cell>
          <table:table-cell office:value-type="float" office:value="90.11" calcext:value-type="float">
            <text:p>90.11</text:p>
          </table:table-cell>
          <table:table-cell office:value-type="float" office:value="0" calcext:value-type="float">
            <text:p>0</text:p>
          </table:table-cell>
          <table:table-cell office:value-type="float" office:value="176.103243788959" calcext:value-type="float">
            <text:p>176.1032437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32200392687716" calcext:value-type="float">
            <text:p>0.0432200393</text:p>
          </table:table-cell>
          <table:table-cell office:value-type="float" office:value="0.00253661630019879" calcext:value-type="float">
            <text:p>0.0025366163</text:p>
          </table:table-cell>
          <table:table-cell office:value-type="float" office:value="1.09056208002537" calcext:value-type="float">
            <text:p>1.09056208</text:p>
          </table:table-cell>
          <table:table-cell office:value-type="float" office:value="1.05229332065025" calcext:value-type="float">
            <text:p>1.0522933207</text:p>
          </table:table-cell>
          <table:table-cell office:value-type="float" office:value="1.03404431761363" calcext:value-type="float">
            <text:p>1.0340443176</text:p>
          </table:table-cell>
          <table:table-cell office:value-type="float" office:value="1.01717094110904" calcext:value-type="float">
            <text:p>1.0171709411</text:p>
          </table:table-cell>
          <table:table-cell office:value-type="float" office:value="0.969682557104355" calcext:value-type="float">
            <text:p>0.9696825571</text:p>
          </table:table-cell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office:value-type="float" office:value="92.5140673599391" calcext:value-type="float">
            <text:p>92.5140673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1058183636386" calcext:value-type="float">
            <text:p>0.1710581836</text:p>
          </table:table-cell>
          <table:table-cell office:value-type="float" office:value="0.0605251283552239" calcext:value-type="float">
            <text:p>0.0605251284</text:p>
          </table:table-cell>
          <table:table-cell office:value-type="float" office:value="1.05895193843827" calcext:value-type="float">
            <text:p>1.0589519384</text:p>
          </table:table-cell>
          <table:table-cell office:value-type="float" office:value="1.03411748923767" calcext:value-type="float">
            <text:p>1.0341174892</text:p>
          </table:table-cell>
          <table:table-cell office:value-type="float" office:value="0.97945828607666" calcext:value-type="float">
            <text:p>0.9794582861</text:p>
          </table:table-cell>
          <table:table-cell office:value-type="float" office:value="0.928633276015561" calcext:value-type="float">
            <text:p>0.928633276</text:p>
          </table:table-cell>
          <table:table-cell office:value-type="float" office:value="0.995731655264088" calcext:value-type="float">
            <text:p>0.9957316553</text:p>
          </table:table-cell>
          <table:table-cell office:value-type="float" office:value="90.99" calcext:value-type="float">
            <text:p>90.99</text:p>
          </table:table-cell>
          <table:table-cell office:value-type="float" office:value="0" calcext:value-type="float">
            <text:p>0</text:p>
          </table:table-cell>
          <table:table-cell office:value-type="float" office:value="85.5190338505511" calcext:value-type="float">
            <text:p>85.51903385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6780204636642" calcext:value-type="float">
            <text:p>1.1678020464</text:p>
          </table:table-cell>
          <table:table-cell office:value-type="float" office:value="1.08244002975646" calcext:value-type="float">
            <text:p>1.0824400298</text:p>
          </table:table-cell>
          <table:table-cell office:value-type="float" office:value="1.06432273564312" calcext:value-type="float">
            <text:p>1.0643227356</text:p>
          </table:table-cell>
          <table:table-cell office:value-type="float" office:value="1.00963426383249" calcext:value-type="float">
            <text:p>1.0096342638</text:p>
          </table:table-cell>
          <table:table-cell office:value-type="float" office:value="0.966580080244881" calcext:value-type="float">
            <text:p>0.9665800802</text:p>
          </table:table-cell>
          <table:table-cell office:value-type="float" office:value="0.973677727777168" calcext:value-type="float">
            <text:p>0.9736777278</text:p>
          </table:table-cell>
          <table:table-cell office:value-type="float" office:value="0.915198965841047" calcext:value-type="float">
            <text:p>0.9151989658</text:p>
          </table:table-cell>
          <table:table-cell office:value-type="float" office:value="82.65" calcext:value-type="float">
            <text:p>82.65</text:p>
          </table:table-cell>
          <table:table-cell office:value-type="float" office:value="0" calcext:value-type="float">
            <text:p>0</text:p>
          </table:table-cell>
          <table:table-cell office:value-type="float" office:value="1726.41212128692" calcext:value-type="float">
            <text:p>1726.41212128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446578616812" calcext:value-type="float">
            <text:p>1.1944657862</text:p>
          </table:table-cell>
          <table:table-cell office:value-type="float" office:value="1.07109842802961" calcext:value-type="float">
            <text:p>1.071098428</text:p>
          </table:table-cell>
          <table:table-cell office:value-type="float" office:value="0.999024378346078" calcext:value-type="float">
            <text:p>0.9990243783</text:p>
          </table:table-cell>
          <table:table-cell office:value-type="float" office:value="0.914174563104428" calcext:value-type="float">
            <text:p>0.9141745631</text:p>
          </table:table-cell>
          <table:table-cell office:value-type="float" office:value="0.989438895596288" calcext:value-type="float">
            <text:p>0.9894388956</text:p>
          </table:table-cell>
          <table:table-cell office:value-type="float" office:value="0.947043256625081" calcext:value-type="float">
            <text:p>0.9470432566</text:p>
          </table:table-cell>
          <table:table-cell office:value-type="float" office:value="0.991707215941658" calcext:value-type="float">
            <text:p>0.9917072159</text:p>
          </table:table-cell>
          <table:table-cell office:value-type="float" office:value="83.49" calcext:value-type="float">
            <text:p>83.49</text:p>
          </table:table-cell>
          <table:table-cell office:value-type="float" office:value="0" calcext:value-type="float">
            <text:p>0</text:p>
          </table:table-cell>
          <table:table-cell office:value-type="float" office:value="1617.89962528041" calcext:value-type="float">
            <text:p>1617.8996252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982573739749" calcext:value-type="float">
            <text:p>0.8198257374</text:p>
          </table:table-cell>
          <table:table-cell office:value-type="float" office:value="0.752432812340919" calcext:value-type="float">
            <text:p>0.7524328123</text:p>
          </table:table-cell>
          <table:table-cell office:value-type="float" office:value="1.12839180965622" calcext:value-type="float">
            <text:p>1.1283918097</text:p>
          </table:table-cell>
          <table:table-cell office:value-type="float" office:value="1.06890327930828" calcext:value-type="float">
            <text:p>1.0689032793</text:p>
          </table:table-cell>
          <table:table-cell office:value-type="float" office:value="1.01867827656435" calcext:value-type="float">
            <text:p>1.0186782766</text:p>
          </table:table-cell>
          <table:table-cell office:value-type="float" office:value="0.990902328077172" calcext:value-type="float">
            <text:p>0.9909023281</text:p>
          </table:table-cell>
          <table:table-cell office:value-type="float" office:value="0.999639019988049" calcext:value-type="float">
            <text:p>0.99963902</text:p>
          </table:table-cell>
          <table:table-cell office:value-type="float" office:value="90.12" calcext:value-type="float">
            <text:p>90.12</text:p>
          </table:table-cell>
          <table:table-cell office:value-type="float" office:value="0" calcext:value-type="float">
            <text:p>0</text:p>
          </table:table-cell>
          <table:table-cell office:value-type="float" office:value="988.223647520491" calcext:value-type="float">
            <text:p>988.2236475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0507567165453" calcext:value-type="float">
            <text:p>1.2050756717</text:p>
          </table:table-cell>
          <table:table-cell office:value-type="float" office:value="1.08927425944219" calcext:value-type="float">
            <text:p>1.0892742594</text:p>
          </table:table-cell>
          <table:table-cell office:value-type="float" office:value="0.992146245685923" calcext:value-type="float">
            <text:p>0.9921462457</text:p>
          </table:table-cell>
          <table:table-cell office:value-type="float" office:value="1.00454151879901" calcext:value-type="float">
            <text:p>1.0045415188</text:p>
          </table:table-cell>
          <table:table-cell office:value-type="float" office:value="0.983848583519311" calcext:value-type="float">
            <text:p>0.9838485835</text:p>
          </table:table-cell>
          <table:table-cell office:value-type="float" office:value="0.987536433371139" calcext:value-type="float">
            <text:p>0.9875364334</text:p>
          </table:table-cell>
          <table:table-cell office:value-type="float" office:value="1.0000487810827" calcext:value-type="float">
            <text:p>1.0000487811</text:p>
          </table:table-cell>
          <table:table-cell office:value-type="float" office:value="91.2" calcext:value-type="float">
            <text:p>91.2</text:p>
          </table:table-cell>
          <table:table-cell office:value-type="float" office:value="0" calcext:value-type="float">
            <text:p>0</text:p>
          </table:table-cell>
          <table:table-cell office:value-type="float" office:value="1653.18194747704" calcext:value-type="float">
            <text:p>1653.181947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844189701744" calcext:value-type="float">
            <text:p>0.0548441897</text:p>
          </table:table-cell>
          <table:table-cell office:value-type="float" office:value="0.00332232167226659" calcext:value-type="float">
            <text:p>0.0033223217</text:p>
          </table:table-cell>
          <table:table-cell office:value-type="float" office:value="1.05835945073458" calcext:value-type="float">
            <text:p>1.0583594507</text:p>
          </table:table-cell>
          <table:table-cell office:value-type="float" office:value="0.995042399600945" calcext:value-type="float">
            <text:p>0.9950423996</text:p>
          </table:table-cell>
          <table:table-cell office:value-type="float" office:value="0.971084978023736" calcext:value-type="float">
            <text:p>0.971084978</text:p>
          </table:table-cell>
          <table:table-cell office:value-type="float" office:value="0.929819484051915" calcext:value-type="float">
            <text:p>0.9298194841</text:p>
          </table:table-cell>
          <table:table-cell office:value-type="float" office:value="0.959579203960434" calcext:value-type="float">
            <text:p>0.959579204</text:p>
          </table:table-cell>
          <table:table-cell office:value-type="float" office:value="93.14" calcext:value-type="float">
            <text:p>93.14</text:p>
          </table:table-cell>
          <table:table-cell office:value-type="float" office:value="0" calcext:value-type="float">
            <text:p>0</text:p>
          </table:table-cell>
          <table:table-cell office:value-type="float" office:value="86.1869107592228" calcext:value-type="float">
            <text:p>86.18691075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00109175443054" calcext:value-type="float">
            <text:p>0.0900109175</text:p>
          </table:table-cell>
          <table:table-cell office:value-type="float" office:value="0.792173720717923" calcext:value-type="float">
            <text:p>0.7921737207</text:p>
          </table:table-cell>
          <table:table-cell office:value-type="float" office:value="0.976576691042908" calcext:value-type="float">
            <text:p>0.976576691</text:p>
          </table:table-cell>
          <table:table-cell office:value-type="float" office:value="0.93617236543656" calcext:value-type="float">
            <text:p>0.9361723654</text:p>
          </table:table-cell>
          <table:table-cell office:value-type="float" office:value="0.936737066004085" calcext:value-type="float">
            <text:p>0.936737066</text:p>
          </table:table-cell>
          <table:table-cell office:value-type="float" office:value="0.897885666958429" calcext:value-type="float">
            <text:p>0.897885667</text:p>
          </table:table-cell>
          <table:table-cell office:value-type="float" office:value="0.956670996037685" calcext:value-type="float">
            <text:p>0.956670996</text:p>
          </table:table-cell>
          <table:table-cell office:value-type="float" office:value="51.41" calcext:value-type="float">
            <text:p>51.41</text:p>
          </table:table-cell>
          <table:table-cell office:value-type="float" office:value="0" calcext:value-type="float">
            <text:p>0</text:p>
          </table:table-cell>
          <table:table-cell office:value-type="float" office:value="115.773956474699" calcext:value-type="float">
            <text:p>115.77395647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277715033270275" calcext:value-type="float">
            <text:p>-0.0277715033</text:p>
          </table:table-cell>
          <table:table-cell office:value-type="float" office:value="0.679403017383366" calcext:value-type="float">
            <text:p>0.6794030174</text:p>
          </table:table-cell>
          <table:table-cell office:value-type="float" office:value="0.836262717527365" calcext:value-type="float">
            <text:p>0.8362627175</text:p>
          </table:table-cell>
          <table:table-cell office:value-type="float" office:value="0.85563194699344" calcext:value-type="float">
            <text:p>0.855631947</text:p>
          </table:table-cell>
          <table:table-cell office:value-type="float" office:value="0.913443167593717" calcext:value-type="float">
            <text:p>0.9134431676</text:p>
          </table:table-cell>
          <table:table-cell office:value-type="float" office:value="0.920078399262125" calcext:value-type="float">
            <text:p>0.9200783993</text:p>
          </table:table-cell>
          <table:table-cell office:value-type="float" office:value="0.945066399375065" calcext:value-type="float">
            <text:p>0.9450663994</text:p>
          </table:table-cell>
          <table:table-cell office:value-type="float" office:value="88.63" calcext:value-type="float">
            <text:p>88.63</text:p>
          </table:table-cell>
          <table:table-cell office:value-type="float" office:value="0" calcext:value-type="float">
            <text:p>0</text:p>
          </table:table-cell>
          <table:table-cell office:value-type="float" office:value="148.041309716716" calcext:value-type="float">
            <text:p>148.0413097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6363798928951" calcext:value-type="float">
            <text:p>0.5963637989</text:p>
          </table:table-cell>
          <table:table-cell office:value-type="float" office:value="0.86455421596032" calcext:value-type="float">
            <text:p>0.864554216</text:p>
          </table:table-cell>
          <table:table-cell office:value-type="float" office:value="0.912130238774223" calcext:value-type="float">
            <text:p>0.9121302388</text:p>
          </table:table-cell>
          <table:table-cell office:value-type="float" office:value="0.962007416400787" calcext:value-type="float">
            <text:p>0.9620074164</text:p>
          </table:table-cell>
          <table:table-cell office:value-type="float" office:value="0.933320627570564" calcext:value-type="float">
            <text:p>0.9333206276</text:p>
          </table:table-cell>
          <table:table-cell office:value-type="float" office:value="0.881749348241428" calcext:value-type="float">
            <text:p>0.8817493482</text:p>
          </table:table-cell>
          <table:table-cell office:value-type="float" office:value="0.942031133824623" calcext:value-type="float">
            <text:p>0.9420311338</text:p>
          </table:table-cell>
          <table:table-cell office:value-type="float" office:value="90.38" calcext:value-type="float">
            <text:p>90.38</text:p>
          </table:table-cell>
          <table:table-cell office:value-type="float" office:value="0" calcext:value-type="float">
            <text:p>0</text:p>
          </table:table-cell>
          <table:table-cell office:value-type="float" office:value="498.3677738232" calcext:value-type="float">
            <text:p>498.3677738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6411939652333" calcext:value-type="float">
            <text:p>1.0641193965</text:p>
          </table:table-cell>
          <table:table-cell office:value-type="float" office:value="1.00492465953262" calcext:value-type="float">
            <text:p>1.0049246595</text:p>
          </table:table-cell>
          <table:table-cell office:value-type="float" office:value="0.87593293239593" calcext:value-type="float">
            <text:p>0.8759329324</text:p>
          </table:table-cell>
          <table:table-cell office:value-type="float" office:value="0.948666365493031" calcext:value-type="float">
            <text:p>0.9486663655</text:p>
          </table:table-cell>
          <table:table-cell office:value-type="float" office:value="0.946901676219518" calcext:value-type="float">
            <text:p>0.9469016762</text:p>
          </table:table-cell>
          <table:table-cell office:value-type="float" office:value="0.913189052338331" calcext:value-type="float">
            <text:p>0.9131890523</text:p>
          </table:table-cell>
          <table:table-cell office:value-type="float" office:value="0.925908932621811" calcext:value-type="float">
            <text:p>0.9259089326</text:p>
          </table:table-cell>
          <table:table-cell office:value-type="float" office:value="93.83" calcext:value-type="float">
            <text:p>93.83</text:p>
          </table:table-cell>
          <table:table-cell office:value-type="float" office:value="0" calcext:value-type="float">
            <text:p>0</text:p>
          </table:table-cell>
          <table:table-cell office:value-type="float" office:value="1820.90431099067" calcext:value-type="float">
            <text:p>1820.9043109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505712887408119" calcext:value-type="float">
            <text:p>-0.0505712887</text:p>
          </table:table-cell>
          <table:table-cell office:value-type="float" office:value="0.969066173494837" calcext:value-type="float">
            <text:p>0.9690661735</text:p>
          </table:table-cell>
          <table:table-cell office:value-type="float" office:value="0.953847493200064" calcext:value-type="float">
            <text:p>0.9538474932</text:p>
          </table:table-cell>
          <table:table-cell office:value-type="float" office:value="0.952125156469116" calcext:value-type="float">
            <text:p>0.9521251565</text:p>
          </table:table-cell>
          <table:table-cell office:value-type="float" office:value="0.920685452372213" calcext:value-type="float">
            <text:p>0.9206854524</text:p>
          </table:table-cell>
          <table:table-cell office:value-type="float" office:value="0.912949054597133" calcext:value-type="float">
            <text:p>0.9129490546</text:p>
          </table:table-cell>
          <table:table-cell office:value-type="float" office:value="0.96659560851192" calcext:value-type="float">
            <text:p>0.9665956085</text:p>
          </table:table-cell>
          <table:table-cell office:value-type="float" office:value="91.64" calcext:value-type="float">
            <text:p>91.64</text:p>
          </table:table-cell>
          <table:table-cell office:value-type="float" office:value="0" calcext:value-type="float">
            <text:p>0</text:p>
          </table:table-cell>
          <table:table-cell office:value-type="float" office:value="216.445803309509" calcext:value-type="float">
            <text:p>216.44580330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2838796811324" calcext:value-type="float">
            <text:p>1.0283879681</text:p>
          </table:table-cell>
          <table:table-cell office:value-type="float" office:value="0.890008094041468" calcext:value-type="float">
            <text:p>0.890008094</text:p>
          </table:table-cell>
          <table:table-cell office:value-type="float" office:value="1.00817168779588" calcext:value-type="float">
            <text:p>1.0081716878</text:p>
          </table:table-cell>
          <table:table-cell office:value-type="float" office:value="0.953678083029807" calcext:value-type="float">
            <text:p>0.953678083</text:p>
          </table:table-cell>
          <table:table-cell office:value-type="float" office:value="0.933772388024583" calcext:value-type="float">
            <text:p>0.933772388</text:p>
          </table:table-cell>
          <table:table-cell office:value-type="float" office:value="0.892365718910881" calcext:value-type="float">
            <text:p>0.8923657189</text:p>
          </table:table-cell>
          <table:table-cell office:value-type="float" office:value="0.939701743983586" calcext:value-type="float">
            <text:p>0.939701744</text:p>
          </table:table-cell>
          <table:table-cell office:value-type="float" office:value="56.94" calcext:value-type="float">
            <text:p>56.94</text:p>
          </table:table-cell>
          <table:table-cell office:value-type="float" office:value="0" calcext:value-type="float">
            <text:p>0</text:p>
          </table:table-cell>
          <table:table-cell office:value-type="float" office:value="1114.63597714486" calcext:value-type="float">
            <text:p>1114.6359771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5320232280167" calcext:value-type="float">
            <text:p>0.9753202323</text:p>
          </table:table-cell>
          <table:table-cell office:value-type="float" office:value="0.972454376899982" calcext:value-type="float">
            <text:p>0.9724543769</text:p>
          </table:table-cell>
          <table:table-cell office:value-type="float" office:value="0.926007755221127" calcext:value-type="float">
            <text:p>0.9260077552</text:p>
          </table:table-cell>
          <table:table-cell office:value-type="float" office:value="0.938148817422895" calcext:value-type="float">
            <text:p>0.9381488174</text:p>
          </table:table-cell>
          <table:table-cell office:value-type="float" office:value="0.929466546197213" calcext:value-type="float">
            <text:p>0.9294665462</text:p>
          </table:table-cell>
          <table:table-cell office:value-type="float" office:value="0.935438254698779" calcext:value-type="float">
            <text:p>0.9354382547</text:p>
          </table:table-cell>
          <table:table-cell office:value-type="float" office:value="0.947085203903963" calcext:value-type="float">
            <text:p>0.9470852039</text:p>
          </table:table-cell>
          <table:table-cell office:value-type="float" office:value="90.87" calcext:value-type="float">
            <text:p>90.87</text:p>
          </table:table-cell>
          <table:table-cell office:value-type="float" office:value="0" calcext:value-type="float">
            <text:p>0</text:p>
          </table:table-cell>
          <table:table-cell office:value-type="float" office:value="1766.17470421402" calcext:value-type="float">
            <text:p>1766.1747042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875050587759172" calcext:value-type="float">
            <text:p>0.0087505059</text:p>
          </table:table-cell>
          <table:table-cell office:value-type="float" office:value="-0.0561124130596418" calcext:value-type="float">
            <text:p>-0.0561124131</text:p>
          </table:table-cell>
          <table:table-cell office:value-type="float" office:value="0.0804110078963963" calcext:value-type="float">
            <text:p>0.0804110079</text:p>
          </table:table-cell>
          <table:table-cell office:value-type="float" office:value="0.986176600690817" calcext:value-type="float">
            <text:p>0.9861766007</text:p>
          </table:table-cell>
          <table:table-cell office:value-type="float" office:value="0.955273362133062" calcext:value-type="float">
            <text:p>0.9552733621</text:p>
          </table:table-cell>
          <table:table-cell office:value-type="float" office:value="0.918638412814938" calcext:value-type="float">
            <text:p>0.9186384128</text:p>
          </table:table-cell>
          <table:table-cell office:value-type="float" office:value="0.94577227508447" calcext:value-type="float">
            <text:p>0.9457722751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  <table:table-cell office:value-type="float" office:value="22.1054582316865" calcext:value-type="float">
            <text:p>22.10545823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204656897346849" calcext:value-type="float">
            <text:p>-0.0204656897</text:p>
          </table:table-cell>
          <table:table-cell office:value-type="float" office:value="0.394695108751918" calcext:value-type="float">
            <text:p>0.3946951088</text:p>
          </table:table-cell>
          <table:table-cell office:value-type="float" office:value="0.991964781507939" calcext:value-type="float">
            <text:p>0.9919647815</text:p>
          </table:table-cell>
          <table:table-cell office:value-type="float" office:value="0.926007755221127" calcext:value-type="float">
            <text:p>0.9260077552</text:p>
          </table:table-cell>
          <table:table-cell office:value-type="float" office:value="0.920191339375629" calcext:value-type="float">
            <text:p>0.9201913394</text:p>
          </table:table-cell>
          <table:table-cell office:value-type="float" office:value="0.909589086220365" calcext:value-type="float">
            <text:p>0.9095890862</text:p>
          </table:table-cell>
          <table:table-cell office:value-type="float" office:value="0.964407393812764" calcext:value-type="float">
            <text:p>0.9644073938</text:p>
          </table:table-cell>
          <table:table-cell office:value-type="float" office:value="57.54" calcext:value-type="float">
            <text:p>57.54</text:p>
          </table:table-cell>
          <table:table-cell office:value-type="float" office:value="0" calcext:value-type="float">
            <text:p>0</text:p>
          </table:table-cell>
          <table:table-cell office:value-type="float" office:value="82.9298392671649" calcext:value-type="float">
            <text:p>82.92983926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81427199452296" calcext:value-type="float">
            <text:p>0.0281427199</text:p>
          </table:table-cell>
          <table:table-cell office:value-type="float" office:value="0.0000919178824655497" calcext:value-type="float">
            <text:p>9.19178824655497E-005</text:p>
          </table:table-cell>
          <table:table-cell office:value-type="float" office:value="0.65304561839418" calcext:value-type="float">
            <text:p>0.6530456184</text:p>
          </table:table-cell>
          <table:table-cell office:value-type="float" office:value="0.960666252552917" calcext:value-type="float">
            <text:p>0.9606662526</text:p>
          </table:table-cell>
          <table:table-cell office:value-type="float" office:value="0.947438141758666" calcext:value-type="float">
            <text:p>0.9474381418</text:p>
          </table:table-cell>
          <table:table-cell office:value-type="float" office:value="0.908318509943436" calcext:value-type="float">
            <text:p>0.9083185099</text:p>
          </table:table-cell>
          <table:table-cell office:value-type="float" office:value="0.969842636775183" calcext:value-type="float">
            <text:p>0.9698426368</text:p>
          </table:table-cell>
          <table:table-cell office:value-type="float" office:value="52.12" calcext:value-type="float">
            <text:p>52.12</text:p>
          </table:table-cell>
          <table:table-cell office:value-type="float" office:value="0" calcext:value-type="float">
            <text:p>0</text:p>
          </table:table-cell>
          <table:table-cell office:value-type="float" office:value="30.4596050436551" calcext:value-type="float">
            <text:p>30.45960504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932000639994" calcext:value-type="float">
            <text:p>0.9993200064</text:p>
          </table:table-cell>
          <table:table-cell office:value-type="float" office:value="1.00217174426594" calcext:value-type="float">
            <text:p>1.0021717443</text:p>
          </table:table-cell>
          <table:table-cell office:value-type="float" office:value="0.969772049204243" calcext:value-type="float">
            <text:p>0.9697720492</text:p>
          </table:table-cell>
          <table:table-cell office:value-type="float" office:value="0.98466602667269" calcext:value-type="float">
            <text:p>0.9846660267</text:p>
          </table:table-cell>
          <table:table-cell office:value-type="float" office:value="0.951772218614413" calcext:value-type="float">
            <text:p>0.9517722186</text:p>
          </table:table-cell>
          <table:table-cell office:value-type="float" office:value="0.935537077298096" calcext:value-type="float">
            <text:p>0.9355370773</text:p>
          </table:table-cell>
          <table:table-cell office:value-type="float" office:value="0.98883069335818" calcext:value-type="float">
            <text:p>0.9888306934</text:p>
          </table:table-cell>
          <table:table-cell office:value-type="float" office:value="80.11" calcext:value-type="float">
            <text:p>80.11</text:p>
          </table:table-cell>
          <table:table-cell office:value-type="float" office:value="0" calcext:value-type="float">
            <text:p>0</text:p>
          </table:table-cell>
          <table:table-cell office:value-type="float" office:value="1582.74603225698" calcext:value-type="float">
            <text:p>1582.7460322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39489917496299" calcext:value-type="float">
            <text:p>0.0139489917</text:p>
          </table:table-cell>
          <table:table-cell office:value-type="float" office:value="-0.0267502432116324" calcext:value-type="float">
            <text:p>-0.0267502432</text:p>
          </table:table-cell>
          <table:table-cell office:value-type="float" office:value="1.06415686026839" calcext:value-type="float">
            <text:p>1.0641568603</text:p>
          </table:table-cell>
          <table:table-cell office:value-type="float" office:value="0.987888607250561" calcext:value-type="float">
            <text:p>0.9878886073</text:p>
          </table:table-cell>
          <table:table-cell office:value-type="float" office:value="0.982962433063665" calcext:value-type="float">
            <text:p>0.9829624331</text:p>
          </table:table-cell>
          <table:table-cell office:value-type="float" office:value="0.973605617004531" calcext:value-type="float">
            <text:p>0.973605617</text:p>
          </table:table-cell>
          <table:table-cell office:value-type="float" office:value="0.980207856373359" calcext:value-type="float">
            <text:p>0.9802078564</text:p>
          </table:table-cell>
          <table:table-cell office:value-type="float" office:value="82.31" calcext:value-type="float">
            <text:p>82.31</text:p>
          </table:table-cell>
          <table:table-cell office:value-type="float" office:value="0" calcext:value-type="float">
            <text:p>0</text:p>
          </table:table-cell>
          <table:table-cell office:value-type="float" office:value="77.6083913723175" calcext:value-type="float">
            <text:p>77.60839137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181877363039362" calcext:value-type="float">
            <text:p>-0.0181877363</text:p>
          </table:table-cell>
          <table:table-cell office:value-type="float" office:value="1.10598561741748" calcext:value-type="float">
            <text:p>1.1059856174</text:p>
          </table:table-cell>
          <table:table-cell office:value-type="float" office:value="0.895559277445871" calcext:value-type="float">
            <text:p>0.8955592774</text:p>
          </table:table-cell>
          <table:table-cell office:value-type="float" office:value="0.980601367329117" calcext:value-type="float">
            <text:p>0.9806013673</text:p>
          </table:table-cell>
          <table:table-cell office:value-type="float" office:value="0.963724119671054" calcext:value-type="float">
            <text:p>0.9637241197</text:p>
          </table:table-cell>
          <table:table-cell office:value-type="float" office:value="0.972104445580714" calcext:value-type="float">
            <text:p>0.9721044456</text:p>
          </table:table-cell>
          <table:table-cell office:value-type="float" office:value="0.992158929844527" calcext:value-type="float">
            <text:p>0.9921589298</text:p>
          </table:table-cell>
          <table:table-cell office:value-type="float" office:value="91.61" calcext:value-type="float">
            <text:p>91.61</text:p>
          </table:table-cell>
          <table:table-cell office:value-type="float" office:value="0" calcext:value-type="float">
            <text:p>0</text:p>
          </table:table-cell>
          <table:table-cell office:value-type="float" office:value="242.070383524673" calcext:value-type="float">
            <text:p>242.07038352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0321245826536969" calcext:value-type="float">
            <text:p>-0.0032124583</text:p>
          </table:table-cell>
          <table:table-cell office:value-type="float" office:value="1.07938719170421" calcext:value-type="float">
            <text:p>1.0793871917</text:p>
          </table:table-cell>
          <table:table-cell office:value-type="float" office:value="0.694548051452772" calcext:value-type="float">
            <text:p>0.6945480515</text:p>
          </table:table-cell>
          <table:table-cell office:value-type="float" office:value="0.886479376503752" calcext:value-type="float">
            <text:p>0.8864793765</text:p>
          </table:table-cell>
          <table:table-cell office:value-type="float" office:value="0.821593792243219" calcext:value-type="float">
            <text:p>0.8215937922</text:p>
          </table:table-cell>
          <table:table-cell office:value-type="float" office:value="0.979916366776501" calcext:value-type="float">
            <text:p>0.9799163668</text:p>
          </table:table-cell>
          <table:table-cell office:value-type="float" office:value="0.993018824155257" calcext:value-type="float">
            <text:p>0.9930188242</text:p>
          </table:table-cell>
          <table:table-cell office:value-type="float" office:value="86.06" calcext:value-type="float">
            <text:p>86.06</text:p>
          </table:table-cell>
          <table:table-cell office:value-type="float" office:value="0" calcext:value-type="float">
            <text:p>0</text:p>
          </table:table-cell>
          <table:table-cell office:value-type="float" office:value="212.403387779553" calcext:value-type="float">
            <text:p>212.40338777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10518259348349" calcext:value-type="float">
            <text:p>0.0310518259</text:p>
          </table:table-cell>
          <table:table-cell office:value-type="float" office:value="0.00626867847510753" calcext:value-type="float">
            <text:p>0.0062686785</text:p>
          </table:table-cell>
          <table:table-cell office:value-type="float" office:value="-0.00087469932210801" calcext:value-type="float">
            <text:p>-0.0008746993</text:p>
          </table:table-cell>
          <table:table-cell office:value-type="float" office:value="-0.0282805635951355" calcext:value-type="float">
            <text:p>-0.0282805636</text:p>
          </table:table-cell>
          <table:table-cell office:value-type="float" office:value="0.475304151176221" calcext:value-type="float">
            <text:p>0.4753041512</text:p>
          </table:table-cell>
          <table:table-cell office:value-type="float" office:value="0.949849214860625" calcext:value-type="float">
            <text:p>0.9498492149</text:p>
          </table:table-cell>
          <table:table-cell office:value-type="float" office:value="0.993645526788501" calcext:value-type="float">
            <text:p>0.9936455268</text:p>
          </table:table-cell>
          <table:table-cell office:value-type="float" office:value="59.66" calcext:value-type="float">
            <text:p>59.66</text:p>
          </table:table-cell>
          <table:table-cell office:value-type="float" office:value="0" calcext:value-type="float">
            <text:p>0</text:p>
          </table:table-cell>
          <table:table-cell office:value-type="float" office:value="4.35159479335194" calcext:value-type="float">
            <text:p>4.35159479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4506429167421" calcext:value-type="float">
            <text:p>1.0450642917</text:p>
          </table:table-cell>
          <table:table-cell office:value-type="float" office:value="0.992115206404998" calcext:value-type="float">
            <text:p>0.9921152064</text:p>
          </table:table-cell>
          <table:table-cell office:value-type="float" office:value="0.962718480561895" calcext:value-type="float">
            <text:p>0.9627184806</text:p>
          </table:table-cell>
          <table:table-cell office:value-type="float" office:value="0.97506306498882" calcext:value-type="float">
            <text:p>0.975063065</text:p>
          </table:table-cell>
          <table:table-cell office:value-type="float" office:value="0.988398714045062" calcext:value-type="float">
            <text:p>0.988398714</text:p>
          </table:table-cell>
          <table:table-cell office:value-type="float" office:value="0.978007109917083" calcext:value-type="float">
            <text:p>0.9780071099</text:p>
          </table:table-cell>
          <table:table-cell office:value-type="float" office:value="0.998557126495554" calcext:value-type="float">
            <text:p>0.9985571265</text:p>
          </table:table-cell>
          <table:table-cell office:value-type="float" office:value="90.02" calcext:value-type="float">
            <text:p>90.02</text:p>
          </table:table-cell>
          <table:table-cell office:value-type="float" office:value="0" calcext:value-type="float">
            <text:p>0</text:p>
          </table:table-cell>
          <table:table-cell office:value-type="float" office:value="1544.36622200955" calcext:value-type="float">
            <text:p>1544.36622200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3974739997352" calcext:value-type="float">
            <text:p>0.41397474</text:p>
          </table:table-cell>
          <table:table-cell office:value-type="float" office:value="0.693673582662199" calcext:value-type="float">
            <text:p>0.6936735827</text:p>
          </table:table-cell>
          <table:table-cell office:value-type="float" office:value="0.957427944378927" calcext:value-type="float">
            <text:p>0.9574279444</text:p>
          </table:table-cell>
          <table:table-cell office:value-type="float" office:value="1.01893224931591" calcext:value-type="float">
            <text:p>1.0189322493</text:p>
          </table:table-cell>
          <table:table-cell office:value-type="float" office:value="0.986329137907372" calcext:value-type="float">
            <text:p>0.9863291379</text:p>
          </table:table-cell>
          <table:table-cell office:value-type="float" office:value="0.965997738526544" calcext:value-type="float">
            <text:p>0.9659977385</text:p>
          </table:table-cell>
          <table:table-cell office:value-type="float" office:value="0.999285850487699" calcext:value-type="float">
            <text:p>0.9992858505</text:p>
          </table:table-cell>
          <table:table-cell office:value-type="float" office:value="94.11" calcext:value-type="float">
            <text:p>94.11</text:p>
          </table:table-cell>
          <table:table-cell office:value-type="float" office:value="0" calcext:value-type="float">
            <text:p>0</text:p>
          </table:table-cell>
          <table:table-cell office:value-type="float" office:value="281.430739800697" calcext:value-type="float">
            <text:p>281.4307398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0326359039882" calcext:value-type="float">
            <text:p>0.970326359</text:p>
          </table:table-cell>
          <table:table-cell office:value-type="float" office:value="1.01670235389995" calcext:value-type="float">
            <text:p>1.0167023539</text:p>
          </table:table-cell>
          <table:table-cell office:value-type="float" office:value="0.97692859840871" calcext:value-type="float">
            <text:p>0.9769285984</text:p>
          </table:table-cell>
          <table:table-cell office:value-type="float" office:value="0.970953061673126" calcext:value-type="float">
            <text:p>0.9709530617</text:p>
          </table:table-cell>
          <table:table-cell office:value-type="float" office:value="0.970282635600353" calcext:value-type="float">
            <text:p>0.9702826356</text:p>
          </table:table-cell>
          <table:table-cell office:value-type="float" office:value="0.995496485728548" calcext:value-type="float">
            <text:p>0.9954964857</text:p>
          </table:table-cell>
          <table:table-cell office:value-type="float" office:value="0.996152337321478" calcext:value-type="float">
            <text:p>0.9961523373</text:p>
          </table:table-cell>
          <table:table-cell office:value-type="float" office:value="86.93" calcext:value-type="float">
            <text:p>86.93</text:p>
          </table:table-cell>
          <table:table-cell office:value-type="float" office:value="0" calcext:value-type="float">
            <text:p>0</text:p>
          </table:table-cell>
          <table:table-cell office:value-type="float" office:value="629.959944369441" calcext:value-type="float">
            <text:p>629.95994436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032488944649769" calcext:value-type="float">
            <text:p>-0.0032488945</text:p>
          </table:table-cell>
          <table:table-cell office:value-type="float" office:value="-0.0182606087031506" calcext:value-type="float">
            <text:p>-0.0182606087</text:p>
          </table:table-cell>
          <table:table-cell office:value-type="float" office:value="0.742818728692414" calcext:value-type="float">
            <text:p>0.7428187287</text:p>
          </table:table-cell>
          <table:table-cell office:value-type="float" office:value="1.00464925906988" calcext:value-type="float">
            <text:p>1.0046492591</text:p>
          </table:table-cell>
          <table:table-cell office:value-type="float" office:value="0.983297646100051" calcext:value-type="float">
            <text:p>0.9832976461</text:p>
          </table:table-cell>
          <table:table-cell office:value-type="float" office:value="0.830848586943452" calcext:value-type="float">
            <text:p>0.8308485869</text:p>
          </table:table-cell>
          <table:table-cell office:value-type="float" office:value="0.966318377083088" calcext:value-type="float">
            <text:p>0.9663183771</text:p>
          </table:table-cell>
          <table:table-cell office:value-type="float" office:value="53.12" calcext:value-type="float">
            <text:p>53.12</text:p>
          </table:table-cell>
          <table:table-cell office:value-type="float" office:value="0" calcext:value-type="float">
            <text:p>0</text:p>
          </table:table-cell>
          <table:table-cell office:value-type="float" office:value="32.8669734466184" calcext:value-type="float">
            <text:p>32.86697344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52333677857843" calcext:value-type="float">
            <text:p>0.1523336779</text:p>
          </table:table-cell>
          <table:table-cell office:value-type="float" office:value="0.765598640686846" calcext:value-type="float">
            <text:p>0.7655986407</text:p>
          </table:table-cell>
          <table:table-cell office:value-type="float" office:value="1.05216206335769" calcext:value-type="float">
            <text:p>1.0521620634</text:p>
          </table:table-cell>
          <table:table-cell office:value-type="float" office:value="0.980528494929903" calcext:value-type="float">
            <text:p>0.9805284949</text:p>
          </table:table-cell>
          <table:table-cell office:value-type="float" office:value="0.982743815866022" calcext:value-type="float">
            <text:p>0.9827438159</text:p>
          </table:table-cell>
          <table:table-cell office:value-type="float" office:value="0.97571891658175" calcext:value-type="float">
            <text:p>0.9757189166</text:p>
          </table:table-cell>
          <table:table-cell office:value-type="float" office:value="0.986256265508157" calcext:value-type="float">
            <text:p>0.9862562655</text:p>
          </table:table-cell>
          <table:table-cell office:value-type="float" office:value="86.16" calcext:value-type="float">
            <text:p>86.16</text:p>
          </table:table-cell>
          <table:table-cell office:value-type="float" office:value="0" calcext:value-type="float">
            <text:p>0</text:p>
          </table:table-cell>
          <table:table-cell office:value-type="float" office:value="192.731461531031" calcext:value-type="float">
            <text:p>192.7314615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785139374536198" calcext:value-type="float">
            <text:p>0.0785139375</text:p>
          </table:table-cell>
          <table:table-cell office:value-type="float" office:value="-0.00426910805397901" calcext:value-type="float">
            <text:p>-0.0042691081</text:p>
          </table:table-cell>
          <table:table-cell office:value-type="float" office:value="0.915453442431412" calcext:value-type="float">
            <text:p>0.9154534424</text:p>
          </table:table-cell>
          <table:table-cell office:value-type="float" office:value="1.02272161407506" calcext:value-type="float">
            <text:p>1.0227216141</text:p>
          </table:table-cell>
          <table:table-cell office:value-type="float" office:value="0.940375802962749" calcext:value-type="float">
            <text:p>0.940375803</text:p>
          </table:table-cell>
          <table:table-cell office:value-type="float" office:value="0.984536476886697" calcext:value-type="float">
            <text:p>0.9845364769</text:p>
          </table:table-cell>
          <table:table-cell office:value-type="float" office:value="1.02041884625988" calcext:value-type="float">
            <text:p>1.0204188463</text:p>
          </table:table-cell>
          <table:table-cell office:value-type="float" office:value="41.84" calcext:value-type="float">
            <text:p>41.84</text:p>
          </table:table-cell>
          <table:table-cell office:value-type="float" office:value="0" calcext:value-type="float">
            <text:p>0</text:p>
          </table:table-cell>
          <table:table-cell office:value-type="float" office:value="27.901457684175" calcext:value-type="float">
            <text:p>27.90145768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82845594316925" calcext:value-type="float">
            <text:p>0.0582845594</text:p>
          </table:table-cell>
          <table:table-cell office:value-type="float" office:value="0.0105604251861586" calcext:value-type="float">
            <text:p>0.0105604252</text:p>
          </table:table-cell>
          <table:table-cell office:value-type="float" office:value="0.885167673317892" calcext:value-type="float">
            <text:p>0.8851676733</text:p>
          </table:table-cell>
          <table:table-cell office:value-type="float" office:value="1.00301691732748" calcext:value-type="float">
            <text:p>1.0030169173</text:p>
          </table:table-cell>
          <table:table-cell office:value-type="float" office:value="0.979799770937759" calcext:value-type="float">
            <text:p>0.9797997709</text:p>
          </table:table-cell>
          <table:table-cell office:value-type="float" office:value="0.981869347075448" calcext:value-type="float">
            <text:p>0.9818693471</text:p>
          </table:table-cell>
          <table:table-cell office:value-type="float" office:value="0.974086574839347" calcext:value-type="float">
            <text:p>0.9740865748</text:p>
          </table:table-cell>
          <table:table-cell office:value-type="float" office:value="89.39" calcext:value-type="float">
            <text:p>89.39</text:p>
          </table:table-cell>
          <table:table-cell office:value-type="float" office:value="0" calcext:value-type="float">
            <text:p>0</text:p>
          </table:table-cell>
          <table:table-cell office:value-type="float" office:value="57.7747328960646" calcext:value-type="float">
            <text:p>57.77473289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1.18257450899185" calcext:value-type="float">
            <text:p>1.182574509</text:p>
          </table:table-cell>
          <table:table-cell office:value-type="float" office:value="1.11245668646772" calcext:value-type="float">
            <text:p>1.1124566865</text:p>
          </table:table-cell>
          <table:table-cell office:value-type="float" office:value="1.07300356953302" calcext:value-type="float">
            <text:p>1.0730035695</text:p>
          </table:table-cell>
          <table:table-cell office:value-type="float" office:value="1.05590770467731" calcext:value-type="float">
            <text:p>1.0559077047</text:p>
          </table:table-cell>
          <table:table-cell office:value-type="float" office:value="1.00064127711309" calcext:value-type="float">
            <text:p>1.0006412771</text:p>
          </table:table-cell>
          <table:table-cell office:value-type="float" office:value="0.990001906827779" calcext:value-type="float">
            <text:p>0.9900019068</text:p>
          </table:table-cell>
          <table:table-cell office:value-type="float" office:value="0.992771057997928" calcext:value-type="float">
            <text:p>0.992771058</text:p>
          </table:table-cell>
          <table:table-cell office:value-type="float" office:value="57.15" calcext:value-type="float">
            <text:p>57.15</text:p>
          </table:table-cell>
          <table:table-cell office:value-type="float" office:value="0" calcext:value-type="float">
            <text:p>0</text:p>
          </table:table-cell>
          <table:table-cell office:value-type="float" office:value="1101.25897357611" calcext:value-type="float">
            <text:p>1101.25897357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3441748395601" calcext:value-type="float">
            <text:p>0.1434417484</text:p>
          </table:table-cell>
          <table:table-cell office:value-type="float" office:value="1.03474013186374" calcext:value-type="float">
            <text:p>1.0347401319</text:p>
          </table:table-cell>
          <table:table-cell office:value-type="float" office:value="0.991149741064689" calcext:value-type="float">
            <text:p>0.9911497411</text:p>
          </table:table-cell>
          <table:table-cell office:value-type="float" office:value="0.949066503757519" calcext:value-type="float">
            <text:p>0.9490665038</text:p>
          </table:table-cell>
          <table:table-cell office:value-type="float" office:value="0.976692773589208" calcext:value-type="float">
            <text:p>0.9766927736</text:p>
          </table:table-cell>
          <table:table-cell office:value-type="float" office:value="0.967108447985524" calcext:value-type="float">
            <text:p>0.967108448</text:p>
          </table:table-cell>
          <table:table-cell office:value-type="float" office:value="1.00851858761671" calcext:value-type="float">
            <text:p>1.0085185876</text:p>
          </table:table-cell>
          <table:table-cell office:value-type="float" office:value="85.28" calcext:value-type="float">
            <text:p>85.28</text:p>
          </table:table-cell>
          <table:table-cell office:value-type="float" office:value="0" calcext:value-type="float">
            <text:p>0</text:p>
          </table:table-cell>
          <table:table-cell office:value-type="float" office:value="299.629511821856" calcext:value-type="float">
            <text:p>299.62951182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7901825289694" calcext:value-type="float">
            <text:p>1.0790182529</text:p>
          </table:table-cell>
          <table:table-cell office:value-type="float" office:value="0.962133378206512" calcext:value-type="float">
            <text:p>0.9621333782</text:p>
          </table:table-cell>
          <table:table-cell office:value-type="float" office:value="0.966932857287441" calcext:value-type="float">
            <text:p>0.9669328573</text:p>
          </table:table-cell>
          <table:table-cell office:value-type="float" office:value="0.918601517640159" calcext:value-type="float">
            <text:p>0.9186015176</text:p>
          </table:table-cell>
          <table:table-cell office:value-type="float" office:value="0.949695703758982" calcext:value-type="float">
            <text:p>0.9496957038</text:p>
          </table:table-cell>
          <table:table-cell office:value-type="float" office:value="0.961401750297834" calcext:value-type="float">
            <text:p>0.9614017503</text:p>
          </table:table-cell>
          <table:table-cell office:value-type="float" office:value="0.992686159672914" calcext:value-type="float">
            <text:p>0.9926861597</text:p>
          </table:table-cell>
          <table:table-cell office:value-type="float" office:value="88.72" calcext:value-type="float">
            <text:p>88.72</text:p>
          </table:table-cell>
          <table:table-cell office:value-type="float" office:value="0" calcext:value-type="float">
            <text:p>0</text:p>
          </table:table-cell>
          <table:table-cell office:value-type="float" office:value="1767.08090817514" calcext:value-type="float">
            <text:p>1767.08090817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05641095051879" calcext:value-type="float">
            <text:p>1.0564109505</text:p>
          </table:table-cell>
          <table:table-cell office:value-type="float" office:value="0.989306038734821" calcext:value-type="float">
            <text:p>0.9893060387</text:p>
          </table:table-cell>
          <table:table-cell office:value-type="float" office:value="0.959836066573262" calcext:value-type="float">
            <text:p>0.9598360666</text:p>
          </table:table-cell>
          <table:table-cell office:value-type="float" office:value="0.944354820025631" calcext:value-type="float">
            <text:p>0.94435482</text:p>
          </table:table-cell>
          <table:table-cell office:value-type="float" office:value="0.937506782800404" calcext:value-type="float">
            <text:p>0.9375067828</text:p>
          </table:table-cell>
          <table:table-cell office:value-type="float" office:value="0.962104113090165" calcext:value-type="float">
            <text:p>0.9621041131</text:p>
          </table:table-cell>
          <table:table-cell office:value-type="float" office:value="0.984199275932246" calcext:value-type="float">
            <text:p>0.9841992759</text:p>
          </table:table-cell>
          <table:table-cell office:value-type="float" office:value="78.06" calcext:value-type="float">
            <text:p>78.06</text:p>
          </table:table-cell>
          <table:table-cell office:value-type="float" office:value="0" calcext:value-type="float">
            <text:p>0</text:p>
          </table:table-cell>
          <table:table-cell office:value-type="float" office:value="1410.13594094605" calcext:value-type="float">
            <text:p>1410.13594094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5542947167929" calcext:value-type="float">
            <text:p>1.1554294717</text:p>
          </table:table-cell>
          <table:table-cell office:value-type="float" office:value="1.02808231789477" calcext:value-type="float">
            <text:p>1.0280823179</text:p>
          </table:table-cell>
          <table:table-cell office:value-type="float" office:value="0.998861099222158" calcext:value-type="float">
            <text:p>0.9988610992</text:p>
          </table:table-cell>
          <table:table-cell office:value-type="float" office:value="0.977746317777705" calcext:value-type="float">
            <text:p>0.9777463178</text:p>
          </table:table-cell>
          <table:table-cell office:value-type="float" office:value="0.932868261859384" calcext:value-type="float">
            <text:p>0.9328682619</text:p>
          </table:table-cell>
          <table:table-cell office:value-type="float" office:value="0.953719657256712" calcext:value-type="float">
            <text:p>0.9537196573</text:p>
          </table:table-cell>
          <table:table-cell office:value-type="float" office:value="0.993886029443146" calcext:value-type="float">
            <text:p>0.9938860294</text:p>
          </table:table-cell>
          <table:table-cell office:value-type="float" office:value="89.76" calcext:value-type="float">
            <text:p>89.76</text:p>
          </table:table-cell>
          <table:table-cell office:value-type="float" office:value="0" calcext:value-type="float">
            <text:p>0</text:p>
          </table:table-cell>
          <table:table-cell office:value-type="float" office:value="1848.24494108063" calcext:value-type="float">
            <text:p>1848.24494108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3980299699179" calcext:value-type="float">
            <text:p>1.039802997</text:p>
          </table:table-cell>
          <table:table-cell office:value-type="float" office:value="1.0073040852883" calcext:value-type="float">
            <text:p>1.0073040853</text:p>
          </table:table-cell>
          <table:table-cell office:value-type="float" office:value="0.977497564288754" calcext:value-type="float">
            <text:p>0.9774975643</text:p>
          </table:table-cell>
          <table:table-cell office:value-type="float" office:value="0.934082764187789" calcext:value-type="float">
            <text:p>0.9340827642</text:p>
          </table:table-cell>
          <table:table-cell office:value-type="float" office:value="0.951817424694149" calcext:value-type="float">
            <text:p>0.9518174247</text:p>
          </table:table-cell>
          <table:table-cell office:value-type="float" office:value="0.979809508480177" calcext:value-type="float">
            <text:p>0.9798095085</text:p>
          </table:table-cell>
          <table:table-cell office:value-type="float" office:value="0.983935889885122" calcext:value-type="float">
            <text:p>0.9839358899</text:p>
          </table:table-cell>
          <table:table-cell office:value-type="float" office:value="88.78" calcext:value-type="float">
            <text:p>88.78</text:p>
          </table:table-cell>
          <table:table-cell office:value-type="float" office:value="0" calcext:value-type="float">
            <text:p>0</text:p>
          </table:table-cell>
          <table:table-cell office:value-type="float" office:value="1731.8512702916" calcext:value-type="float">
            <text:p>1731.85127029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390628334241771" calcext:value-type="float">
            <text:p>-0.0390628334</text:p>
          </table:table-cell>
          <table:table-cell office:value-type="float" office:value="-0.0372337636524816" calcext:value-type="float">
            <text:p>-0.0372337637</text:p>
          </table:table-cell>
          <table:table-cell office:value-type="float" office:value="1.03844216908165" calcext:value-type="float">
            <text:p>1.0384421691</text:p>
          </table:table-cell>
          <table:table-cell office:value-type="float" office:value="1.02585816905238" calcext:value-type="float">
            <text:p>1.0258581691</text:p>
          </table:table-cell>
          <table:table-cell office:value-type="float" office:value="0.972127415439056" calcext:value-type="float">
            <text:p>0.9721274154</text:p>
          </table:table-cell>
          <table:table-cell office:value-type="float" office:value="0.9571583084275" calcext:value-type="float">
            <text:p>0.9571583084</text:p>
          </table:table-cell>
          <table:table-cell office:value-type="float" office:value="0.985618634075082" calcext:value-type="float">
            <text:p>0.9856186341</text:p>
          </table:table-cell>
          <table:table-cell office:value-type="float" office:value="91.61" calcext:value-type="float">
            <text:p>91.61</text:p>
          </table:table-cell>
          <table:table-cell office:value-type="float" office:value="0" calcext:value-type="float">
            <text:p>0</text:p>
          </table:table-cell>
          <table:table-cell office:value-type="float" office:value="85.4711977648859" calcext:value-type="float">
            <text:p>85.47119776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403066008689301" calcext:value-type="float">
            <text:p>-0.0403066009</text:p>
          </table:table-cell>
          <table:table-cell office:value-type="float" office:value="0.968937517757219" calcext:value-type="float">
            <text:p>0.9689375178</text:p>
          </table:table-cell>
          <table:table-cell office:value-type="float" office:value="0.9706641596217" calcext:value-type="float">
            <text:p>0.9706641596</text:p>
          </table:table-cell>
          <table:table-cell office:value-type="float" office:value="0.948261713057973" calcext:value-type="float">
            <text:p>0.9482617131</text:p>
          </table:table-cell>
          <table:table-cell office:value-type="float" office:value="0.951788159577802" calcext:value-type="float">
            <text:p>0.9517881596</text:p>
          </table:table-cell>
          <table:table-cell office:value-type="float" office:value="0.956938820054897" calcext:value-type="float">
            <text:p>0.9569388201</text:p>
          </table:table-cell>
          <table:table-cell office:value-type="float" office:value="0.994544494560956" calcext:value-type="float">
            <text:p>0.9945444946</text:p>
          </table:table-cell>
          <table:table-cell office:value-type="float" office:value="89.43" calcext:value-type="float">
            <text:p>89.43</text:p>
          </table:table-cell>
          <table:table-cell office:value-type="float" office:value="0" calcext:value-type="float">
            <text:p>0</text:p>
          </table:table-cell>
          <table:table-cell office:value-type="float" office:value="198.905187607524" calcext:value-type="float">
            <text:p>198.90518760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34636484576674" calcext:value-type="float">
            <text:p>-0.0346364846</text:p>
          </table:table-cell>
          <table:table-cell office:value-type="float" office:value="1.00873807598931" calcext:value-type="float">
            <text:p>1.008738076</text:p>
          </table:table-cell>
          <table:table-cell office:value-type="float" office:value="0.992788587580128" calcext:value-type="float">
            <text:p>0.9927885876</text:p>
          </table:table-cell>
          <table:table-cell office:value-type="float" office:value="0.957919201452525" calcext:value-type="float">
            <text:p>0.9579192015</text:p>
          </table:table-cell>
          <table:table-cell office:value-type="float" office:value="0.946110727006459" calcext:value-type="float">
            <text:p>0.946110727</text:p>
          </table:table-cell>
          <table:table-cell office:value-type="float" office:value="0.960348206109337" calcext:value-type="float">
            <text:p>0.9603482061</text:p>
          </table:table-cell>
          <table:table-cell office:value-type="float" office:value="0.947398392125733" calcext:value-type="float">
            <text:p>0.9473983921</text:p>
          </table:table-cell>
          <table:table-cell office:value-type="float" office:value="87.99" calcext:value-type="float">
            <text:p>87.99</text:p>
          </table:table-cell>
          <table:table-cell office:value-type="float" office:value="0" calcext:value-type="float">
            <text:p>0</text:p>
          </table:table-cell>
          <table:table-cell office:value-type="float" office:value="214.098166234888" calcext:value-type="float">
            <text:p>214.09816623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00427880388592" calcext:value-type="float">
            <text:p>0.9004278804</text:p>
          </table:table-cell>
          <table:table-cell office:value-type="float" office:value="0.961811461926693" calcext:value-type="float">
            <text:p>0.9618114619</text:p>
          </table:table-cell>
          <table:table-cell office:value-type="float" office:value="0.975917248006009" calcext:value-type="float">
            <text:p>0.975917248</text:p>
          </table:table-cell>
          <table:table-cell office:value-type="float" office:value="0.98335058755818" calcext:value-type="float">
            <text:p>0.9833505876</text:p>
          </table:table-cell>
          <table:table-cell office:value-type="float" office:value="0.976400122425737" calcext:value-type="float">
            <text:p>0.9764001224</text:p>
          </table:table-cell>
          <table:table-cell office:value-type="float" office:value="0.971864029391932" calcext:value-type="float">
            <text:p>0.9718640294</text:p>
          </table:table-cell>
          <table:table-cell office:value-type="float" office:value="1.01213282948558" calcext:value-type="float">
            <text:p>1.0121328295</text:p>
          </table:table-cell>
          <table:table-cell office:value-type="float" office:value="81.42" calcext:value-type="float">
            <text:p>81.42</text:p>
          </table:table-cell>
          <table:table-cell office:value-type="float" office:value="0" calcext:value-type="float">
            <text:p>0</text:p>
          </table:table-cell>
          <table:table-cell office:value-type="float" office:value="746.195607085653" calcext:value-type="float">
            <text:p>746.19560708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231133450149923" calcext:value-type="float">
            <text:p>-0.023113345</text:p>
          </table:table-cell>
          <table:table-cell office:value-type="float" office:value="0.114176632048473" calcext:value-type="float">
            <text:p>0.114176632</text:p>
          </table:table-cell>
          <table:table-cell office:value-type="float" office:value="1.01693230856651" calcext:value-type="float">
            <text:p>1.0169323086</text:p>
          </table:table-cell>
          <table:table-cell office:value-type="float" office:value="0.966918224729267" calcext:value-type="float">
            <text:p>0.9669182247</text:p>
          </table:table-cell>
          <table:table-cell office:value-type="float" office:value="0.964913564259489" calcext:value-type="float">
            <text:p>0.9649135643</text:p>
          </table:table-cell>
          <table:table-cell office:value-type="float" office:value="0.98273602011489" calcext:value-type="float">
            <text:p>0.9827360201</text:p>
          </table:table-cell>
          <table:table-cell office:value-type="float" office:value="0.968235154964888" calcext:value-type="float">
            <text:p>0.968235155</text:p>
          </table:table-cell>
          <table:table-cell office:value-type="float" office:value="87.98" calcext:value-type="float">
            <text:p>87.98</text:p>
          </table:table-cell>
          <table:table-cell office:value-type="float" office:value="0" calcext:value-type="float">
            <text:p>0</text:p>
          </table:table-cell>
          <table:table-cell office:value-type="float" office:value="110.613804166961" calcext:value-type="float">
            <text:p>110.6138041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44118364875958" calcext:value-type="float">
            <text:p>0.3441183649</text:p>
          </table:table-cell>
          <table:table-cell office:value-type="float" office:value="0.954009362945683" calcext:value-type="float">
            <text:p>0.9540093629</text:p>
          </table:table-cell>
          <table:table-cell office:value-type="float" office:value="1.02612728522779" calcext:value-type="float">
            <text:p>1.0261272852</text:p>
          </table:table-cell>
          <table:table-cell office:value-type="float" office:value="0.955548727028408" calcext:value-type="float">
            <text:p>0.955548727</text:p>
          </table:table-cell>
          <table:table-cell office:value-type="float" office:value="0.954743936328862" calcext:value-type="float">
            <text:p>0.9547439363</text:p>
          </table:table-cell>
          <table:table-cell office:value-type="float" office:value="0.980760624761459" calcext:value-type="float">
            <text:p>0.9807606248</text:p>
          </table:table-cell>
          <table:table-cell office:value-type="float" office:value="0.966918224729267" calcext:value-type="float">
            <text:p>0.9669182247</text:p>
          </table:table-cell>
          <table:table-cell office:value-type="float" office:value="88.03" calcext:value-type="float">
            <text:p>88.03</text:p>
          </table:table-cell>
          <table:table-cell office:value-type="float" office:value="0" calcext:value-type="float">
            <text:p>0</text:p>
          </table:table-cell>
          <table:table-cell office:value-type="float" office:value="307.510609770918" calcext:value-type="float">
            <text:p>307.51060977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66832624263952" calcext:value-type="float">
            <text:p>0.7668326243</text:p>
          </table:table-cell>
          <table:table-cell office:value-type="float" office:value="0.966991387520135" calcext:value-type="float">
            <text:p>0.9669913875</text:p>
          </table:table-cell>
          <table:table-cell office:value-type="float" office:value="0.97596114568053" calcext:value-type="float">
            <text:p>0.9759611457</text:p>
          </table:table-cell>
          <table:table-cell office:value-type="float" office:value="0.958958113082848" calcext:value-type="float">
            <text:p>0.9589581131</text:p>
          </table:table-cell>
          <table:table-cell office:value-type="float" office:value="0.966962122403788" calcext:value-type="float">
            <text:p>0.9669621224</text:p>
          </table:table-cell>
          <table:table-cell office:value-type="float" office:value="0.985838122447686" calcext:value-type="float">
            <text:p>0.9858381224</text:p>
          </table:table-cell>
          <table:table-cell office:value-type="float" office:value="0.996183341076395" calcext:value-type="float">
            <text:p>0.9961833411</text:p>
          </table:table-cell>
          <table:table-cell office:value-type="float" office:value="46.65" calcext:value-type="float">
            <text:p>46.65</text:p>
          </table:table-cell>
          <table:table-cell office:value-type="float" office:value="0" calcext:value-type="float">
            <text:p>0</text:p>
          </table:table-cell>
          <table:table-cell office:value-type="float" office:value="290.093621688888" calcext:value-type="float">
            <text:p>290.09362168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155886335490524" calcext:value-type="float">
            <text:p>-0.0155886335</text:p>
          </table:table-cell>
          <table:table-cell office:value-type="float" office:value="1.06038848705927" calcext:value-type="float">
            <text:p>1.0603884871</text:p>
          </table:table-cell>
          <table:table-cell office:value-type="float" office:value="1.0301749685577" calcext:value-type="float">
            <text:p>1.0301749686</text:p>
          </table:table-cell>
          <table:table-cell office:value-type="float" office:value="0.970875517412528" calcext:value-type="float">
            <text:p>0.9708755174</text:p>
          </table:table-cell>
          <table:table-cell office:value-type="float" office:value="0.946516771634951" calcext:value-type="float">
            <text:p>0.9465167716</text:p>
          </table:table-cell>
          <table:table-cell office:value-type="float" office:value="0.941731759853125" calcext:value-type="float">
            <text:p>0.9417317599</text:p>
          </table:table-cell>
          <table:table-cell office:value-type="float" office:value="0.957243293514454" calcext:value-type="float">
            <text:p>0.9572432935</text:p>
          </table:table-cell>
          <table:table-cell office:value-type="float" office:value="77.16" calcext:value-type="float">
            <text:p>77.16</text:p>
          </table:table-cell>
          <table:table-cell office:value-type="float" office:value="0" calcext:value-type="float">
            <text:p>0</text:p>
          </table:table-cell>
          <table:table-cell office:value-type="float" office:value="201.812812729613" calcext:value-type="float">
            <text:p>201.81281272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3950068185213" calcext:value-type="float">
            <text:p>0.4939500682</text:p>
          </table:table-cell>
          <table:table-cell office:value-type="float" office:value="0.507625660770132" calcext:value-type="float">
            <text:p>0.5076256608</text:p>
          </table:table-cell>
          <table:table-cell office:value-type="float" office:value="0.971077904617801" calcext:value-type="float">
            <text:p>0.9710779046</text:p>
          </table:table-cell>
          <table:table-cell office:value-type="float" office:value="0.962765572972634" calcext:value-type="float">
            <text:p>0.962765573</text:p>
          </table:table-cell>
          <table:table-cell office:value-type="float" office:value="0.947123933250772" calcext:value-type="float">
            <text:p>0.9471239333</text:p>
          </table:table-cell>
          <table:table-cell office:value-type="float" office:value="0.94437724975063" calcext:value-type="float">
            <text:p>0.9443772498</text:p>
          </table:table-cell>
          <table:table-cell office:value-type="float" office:value="0.960351382738299" calcext:value-type="float">
            <text:p>0.9603513827</text:p>
          </table:table-cell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office:value-type="float" office:value="136.122846186615" calcext:value-type="float">
            <text:p>136.12284618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874699322108028" calcext:value-type="float">
            <text:p>0.0087469932</text:p>
          </table:table-cell>
          <table:table-cell office:value-type="float" office:value="0.964356002624098" calcext:value-type="float">
            <text:p>0.9643560026</text:p>
          </table:table-cell>
          <table:table-cell office:value-type="float" office:value="1.04147532618996" calcext:value-type="float">
            <text:p>1.0414753262</text:p>
          </table:table-cell>
          <table:table-cell office:value-type="float" office:value="1.03127050076536" calcext:value-type="float">
            <text:p>1.0312705008</text:p>
          </table:table-cell>
          <table:table-cell office:value-type="float" office:value="1.04366207449523" calcext:value-type="float">
            <text:p>1.0436620745</text:p>
          </table:table-cell>
          <table:table-cell office:value-type="float" office:value="1.0407464100882" calcext:value-type="float">
            <text:p>1.0407464101</text:p>
          </table:table-cell>
          <table:table-cell office:value-type="float" office:value="1.01815001093374" calcext:value-type="float">
            <text:p>1.0181500109</text:p>
          </table:table-cell>
          <table:table-cell office:value-type="float" office:value="43.46" calcext:value-type="float">
            <text:p>43.46</text:p>
          </table:table-cell>
          <table:table-cell office:value-type="float" office:value="0" calcext:value-type="float">
            <text:p>0</text:p>
          </table:table-cell>
          <table:table-cell office:value-type="float" office:value="93.2474864331511" calcext:value-type="float">
            <text:p>93.24748643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05116991034332" calcext:value-type="float">
            <text:p>0.205116991</text:p>
          </table:table-cell>
          <table:table-cell office:value-type="float" office:value="0.995553611779284" calcext:value-type="float">
            <text:p>0.9955536118</text:p>
          </table:table-cell>
          <table:table-cell office:value-type="float" office:value="1.03243676652817" calcext:value-type="float">
            <text:p>1.0324367665</text:p>
          </table:table-cell>
          <table:table-cell office:value-type="float" office:value="1.04205845907136" calcext:value-type="float">
            <text:p>1.0420584591</text:p>
          </table:table-cell>
          <table:table-cell office:value-type="float" office:value="1.05357533347912" calcext:value-type="float">
            <text:p>1.0535753335</text:p>
          </table:table-cell>
          <table:table-cell office:value-type="float" office:value="1.04541147313944" calcext:value-type="float">
            <text:p>1.0454114731</text:p>
          </table:table-cell>
          <table:table-cell office:value-type="float" office:value="1.0185873605948" calcext:value-type="float">
            <text:p>1.0185873606</text:p>
          </table:table-cell>
          <table:table-cell office:value-type="float" office:value="95.45" calcext:value-type="float">
            <text:p>95.45</text:p>
          </table:table-cell>
          <table:table-cell office:value-type="float" office:value="0" calcext:value-type="float">
            <text:p>0</text:p>
          </table:table-cell>
          <table:table-cell office:value-type="float" office:value="286.473491196998" calcext:value-type="float">
            <text:p>286.4734911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02053748259229" calcext:value-type="float">
            <text:p>0.0602053748</text:p>
          </table:table-cell>
          <table:table-cell office:value-type="float" office:value="1.06111129850667" calcext:value-type="float">
            <text:p>1.0611112985</text:p>
          </table:table-cell>
          <table:table-cell office:value-type="float" office:value="1.03863186249235" calcext:value-type="float">
            <text:p>1.0386318625</text:p>
          </table:table-cell>
          <table:table-cell office:value-type="float" office:value="1.00325747025631" calcext:value-type="float">
            <text:p>1.0032574703</text:p>
          </table:table-cell>
          <table:table-cell office:value-type="float" office:value="1.00707391469861" calcext:value-type="float">
            <text:p>1.0070739147</text:p>
          </table:table-cell>
          <table:table-cell office:value-type="float" office:value="0.96049594502778" calcext:value-type="float">
            <text:p>0.960495945</text:p>
          </table:table-cell>
          <table:table-cell office:value-type="float" office:value="0.972783739633679" calcext:value-type="float">
            <text:p>0.9727837396</text:p>
          </table:table-cell>
          <table:table-cell office:value-type="float" office:value="54.62" calcext:value-type="float">
            <text:p>54.62</text:p>
          </table:table-cell>
          <table:table-cell office:value-type="float" office:value="1" calcext:value-type="float">
            <text:p>1</text:p>
          </table:table-cell>
          <table:table-cell office:value-type="float" office:value="167.109236741807" calcext:value-type="float">
            <text:p>167.10923674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109264997132848" calcext:value-type="float">
            <text:p>-0.0109264997</text:p>
          </table:table-cell>
          <table:table-cell office:value-type="float" office:value="-0.029430472766874" calcext:value-type="float">
            <text:p>-0.0294304728</text:p>
          </table:table-cell>
          <table:table-cell office:value-type="float" office:value="1.0328493709131" calcext:value-type="float">
            <text:p>1.0328493709</text:p>
          </table:table-cell>
          <table:table-cell office:value-type="float" office:value="1.03809698202127" calcext:value-type="float">
            <text:p>1.038096982</text:p>
          </table:table-cell>
          <table:table-cell office:value-type="float" office:value="0.990246864203004" calcext:value-type="float">
            <text:p>0.9902468642</text:p>
          </table:table-cell>
          <table:table-cell office:value-type="float" office:value="0.972957214381056" calcext:value-type="float">
            <text:p>0.9729572144</text:p>
          </table:table-cell>
          <table:table-cell office:value-type="float" office:value="0.971077904617801" calcext:value-type="float">
            <text:p>0.9710779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192388313584518" calcext:value-type="float">
            <text:p>-0.0192388314</text:p>
          </table:table-cell>
          <table:table-cell office:value-type="float" office:value="1.05026912679558" calcext:value-type="float">
            <text:p>1.0502691268</text:p>
          </table:table-cell>
          <table:table-cell office:value-type="float" office:value="1.0221228490336" calcext:value-type="float">
            <text:p>1.022122849</text:p>
          </table:table-cell>
          <table:table-cell office:value-type="float" office:value="0.977337451752336" calcext:value-type="float">
            <text:p>0.9773374518</text:p>
          </table:table-cell>
          <table:table-cell office:value-type="float" office:value="0.959122603277709" calcext:value-type="float">
            <text:p>0.9591226033</text:p>
          </table:table-cell>
          <table:table-cell office:value-type="float" office:value="0.959050322132968" calcext:value-type="float">
            <text:p>0.9590503221</text:p>
          </table:table-cell>
          <table:table-cell office:value-type="float" office:value="0.998732670595549" calcext:value-type="float">
            <text:p>0.9987326706</text:p>
          </table:table-cell>
          <table:table-cell office:value-type="float" office:value="46.09" calcext:value-type="float">
            <text:p>46.09</text:p>
          </table:table-cell>
          <table:table-cell office:value-type="float" office:value="0" calcext:value-type="float">
            <text:p>0</text:p>
          </table:table-cell>
          <table:table-cell office:value-type="float" office:value="118.390778384811" calcext:value-type="float">
            <text:p>118.39077838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97207056567224" calcext:value-type="float">
            <text:p>0.0197207057</text:p>
          </table:table-cell>
          <table:table-cell office:value-type="float" office:value="-0.0252020257995499" calcext:value-type="float">
            <text:p>-0.0252020258</text:p>
          </table:table-cell>
          <table:table-cell office:value-type="float" office:value="0.628696578210608" calcext:value-type="float">
            <text:p>0.6286965782</text:p>
          </table:table-cell>
          <table:table-cell office:value-type="float" office:value="1.00010601234562" calcext:value-type="float">
            <text:p>1.0001060123</text:p>
          </table:table-cell>
          <table:table-cell office:value-type="float" office:value="0.979867291818256" calcext:value-type="float">
            <text:p>0.9798672918</text:p>
          </table:table-cell>
          <table:table-cell office:value-type="float" office:value="0.949754966919329" calcext:value-type="float">
            <text:p>0.9497549669</text:p>
          </table:table-cell>
          <table:table-cell office:value-type="float" office:value="0.9902757766609" calcext:value-type="float">
            <text:p>0.9902757767</text:p>
          </table:table-cell>
          <table:table-cell office:value-type="float" office:value="49.09" calcext:value-type="float">
            <text:p>49.09</text:p>
          </table:table-cell>
          <table:table-cell office:value-type="float" office:value="0" calcext:value-type="float">
            <text:p>0</text:p>
          </table:table-cell>
          <table:table-cell office:value-type="float" office:value="28.2786819119685" calcext:value-type="float">
            <text:p>28.2786819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172510998780858" calcext:value-type="float">
            <text:p>-0.0172510999</text:p>
          </table:table-cell>
          <table:table-cell office:value-type="float" office:value="-0.0214434062730396" calcext:value-type="float">
            <text:p>-0.0214434063</text:p>
          </table:table-cell>
          <table:table-cell office:value-type="float" office:value="0.79884639292994" calcext:value-type="float">
            <text:p>0.7988463929</text:p>
          </table:table-cell>
          <table:table-cell office:value-type="float" office:value="1.0006408928167" calcext:value-type="float">
            <text:p>1.0006408928</text:p>
          </table:table-cell>
          <table:table-cell office:value-type="float" office:value="0.982108007305214" calcext:value-type="float">
            <text:p>0.9821080073</text:p>
          </table:table-cell>
          <table:table-cell office:value-type="float" office:value="0.921897813736309" calcext:value-type="float">
            <text:p>0.9218978137</text:p>
          </table:table-cell>
          <table:table-cell office:value-type="float" office:value="0.992588773292599" calcext:value-type="float">
            <text:p>0.9925887733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31.7356233508252" calcext:value-type="float">
            <text:p>31.73562335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764252637057097" calcext:value-type="float">
            <text:p>0.0764252637</text:p>
          </table:table-cell>
          <table:table-cell office:value-type="float" office:value="-0.0181907547597134" calcext:value-type="float">
            <text:p>-0.0181907548</text:p>
          </table:table-cell>
          <table:table-cell office:value-type="float" office:value="0.706962601735711" calcext:value-type="float">
            <text:p>0.7069626017</text:p>
          </table:table-cell>
          <table:table-cell office:value-type="float" office:value="1.01148306452779" calcext:value-type="float">
            <text:p>1.0114830645</text:p>
          </table:table-cell>
          <table:table-cell office:value-type="float" office:value="0.981963445015733" calcext:value-type="float">
            <text:p>0.981963445</text:p>
          </table:table-cell>
          <table:table-cell office:value-type="float" office:value="0.971410397883608" calcext:value-type="float">
            <text:p>0.9714103979</text:p>
          </table:table-cell>
          <table:table-cell office:value-type="float" office:value="1.00335866385895" calcext:value-type="float">
            <text:p>1.0033586639</text:p>
          </table:table-cell>
          <table:table-cell office:value-type="float" office:value="55.11" calcext:value-type="float">
            <text:p>55.11</text:p>
          </table:table-cell>
          <table:table-cell office:value-type="float" office:value="0" calcext:value-type="float">
            <text:p>0</text:p>
          </table:table-cell>
          <table:table-cell office:value-type="float" office:value="32.662756724639" calcext:value-type="float">
            <text:p>32.66275672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46686391387942" calcext:value-type="float">
            <text:p>0.0546686391</text:p>
          </table:table-cell>
          <table:table-cell office:value-type="float" office:value="0.0316470945389186" calcext:value-type="float">
            <text:p>0.0316470945</text:p>
          </table:table-cell>
          <table:table-cell office:value-type="float" office:value="1.08547004428425" calcext:value-type="float">
            <text:p>1.0854700443</text:p>
          </table:table-cell>
          <table:table-cell office:value-type="float" office:value="1.02648863017593" calcext:value-type="float">
            <text:p>1.0264886302</text:p>
          </table:table-cell>
          <table:table-cell office:value-type="float" office:value="0.98728333726864" calcext:value-type="float">
            <text:p>0.9872833373</text:p>
          </table:table-cell>
          <table:table-cell office:value-type="float" office:value="0.988801241308192" calcext:value-type="float">
            <text:p>0.9888012413</text:p>
          </table:table-cell>
          <table:table-cell office:value-type="float" office:value="1.01070242816459" calcext:value-type="float">
            <text:p>1.0107024282</text:p>
          </table:table-cell>
          <table:table-cell office:value-type="float" office:value="59.77" calcext:value-type="float">
            <text:p>59.77</text:p>
          </table:table-cell>
          <table:table-cell office:value-type="float" office:value="0" calcext:value-type="float">
            <text:p>0</text:p>
          </table:table-cell>
          <table:table-cell office:value-type="float" office:value="64.7833176762248" calcext:value-type="float">
            <text:p>64.78331767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852883776738" calcext:value-type="float">
            <text:p>0.9852883777</text:p>
          </table:table-cell>
          <table:table-cell office:value-type="float" office:value="1.0121480510594" calcext:value-type="float">
            <text:p>1.0121480511</text:p>
          </table:table-cell>
          <table:table-cell office:value-type="float" office:value="0.990420338950381" calcext:value-type="float">
            <text:p>0.990420339</text:p>
          </table:table-cell>
          <table:table-cell office:value-type="float" office:value="0.982180288449955" calcext:value-type="float">
            <text:p>0.9821802884</text:p>
          </table:table-cell>
          <table:table-cell office:value-type="float" office:value="0.990174583058263" calcext:value-type="float">
            <text:p>0.9901745831</text:p>
          </table:table-cell>
          <table:table-cell office:value-type="float" office:value="1.0198676773177" calcext:value-type="float">
            <text:p>1.0198676773</text:p>
          </table:table-cell>
          <table:table-cell office:value-type="float" office:value="1.02841130862603" calcext:value-type="float">
            <text:p>1.0284113086</text:p>
          </table:table-cell>
          <table:table-cell office:value-type="float" office:value="57.6" calcext:value-type="float">
            <text:p>57.6</text:p>
          </table:table-cell>
          <table:table-cell office:value-type="float" office:value="0" calcext:value-type="float">
            <text:p>0</text:p>
          </table:table-cell>
          <table:table-cell office:value-type="float" office:value="454.278000208938" calcext:value-type="float">
            <text:p>454.27800020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221865051154452" calcext:value-type="float">
            <text:p>-0.0221865051</text:p>
          </table:table-cell>
          <table:table-cell office:value-type="float" office:value="-0.00423453775538589" calcext:value-type="float">
            <text:p>-0.0042345378</text:p>
          </table:table-cell>
          <table:table-cell office:value-type="float" office:value="1.02162396068371" calcext:value-type="float">
            <text:p>1.0216239607</text:p>
          </table:table-cell>
          <table:table-cell office:value-type="float" office:value="0.982055450808271" calcext:value-type="float">
            <text:p>0.9820554508</text:p>
          </table:table-cell>
          <table:table-cell office:value-type="float" office:value="0.971655178808766" calcext:value-type="float">
            <text:p>0.9716551788</text:p>
          </table:table-cell>
          <table:table-cell office:value-type="float" office:value="0.967842240286836" calcext:value-type="float">
            <text:p>0.9678422403</text:p>
          </table:table-cell>
          <table:table-cell office:value-type="float" office:value="0.969815473062776" calcext:value-type="float">
            <text:p>0.9698154731</text:p>
          </table:table-cell>
          <table:table-cell office:value-type="float" office:value="95.76" calcext:value-type="float">
            <text:p>95.76</text:p>
          </table:table-cell>
          <table:table-cell office:value-type="float" office:value="0" calcext:value-type="float">
            <text:p>0</text:p>
          </table:table-cell>
          <table:table-cell office:value-type="float" office:value="101.09247494117" calcext:value-type="float">
            <text:p>101.09247494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18165239699564" calcext:value-type="float">
            <text:p>0.1181652397</text:p>
          </table:table-cell>
          <table:table-cell office:value-type="float" office:value="1.0645751553179" calcext:value-type="float">
            <text:p>1.0645751553</text:p>
          </table:table-cell>
          <table:table-cell office:value-type="float" office:value="1.05300281272216" calcext:value-type="float">
            <text:p>1.0530028127</text:p>
          </table:table-cell>
          <table:table-cell office:value-type="float" office:value="1.02203937811022" calcext:value-type="float">
            <text:p>1.0220393781</text:p>
          </table:table-cell>
          <table:table-cell office:value-type="float" office:value="0.984043519920873" calcext:value-type="float">
            <text:p>0.9840435199</text:p>
          </table:table-cell>
          <table:table-cell office:value-type="float" office:value="0.981194943281921" calcext:value-type="float">
            <text:p>0.9811949433</text:p>
          </table:table-cell>
          <table:table-cell office:value-type="float" office:value="0.961759342255741" calcext:value-type="float">
            <text:p>0.9617593423</text:p>
          </table:table-cell>
          <table:table-cell office:value-type="float" office:value="62.54" calcext:value-type="float">
            <text:p>62.54</text:p>
          </table:table-cell>
          <table:table-cell office:value-type="float" office:value="0" calcext:value-type="float">
            <text:p>0</text:p>
          </table:table-cell>
          <table:table-cell office:value-type="float" office:value="216.239438296359" calcext:value-type="float">
            <text:p>216.23943829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20096559824437" calcext:value-type="float">
            <text:p>1.2009655982</text:p>
          </table:table-cell>
          <table:table-cell office:value-type="float" office:value="1.18556548079003" calcext:value-type="float">
            <text:p>1.1855654808</text:p>
          </table:table-cell>
          <table:table-cell office:value-type="float" office:value="1.0636553024449" calcext:value-type="float">
            <text:p>1.0636553024</text:p>
          </table:table-cell>
          <table:table-cell office:value-type="float" office:value="1.05030259944982" calcext:value-type="float">
            <text:p>1.0503025994</text:p>
          </table:table-cell>
          <table:table-cell office:value-type="float" office:value="0.864878063858066" calcext:value-type="float">
            <text:p>0.8648780639</text:p>
          </table:table-cell>
          <table:table-cell office:value-type="float" office:value="0.964251846814824" calcext:value-type="float">
            <text:p>0.9642518468</text:p>
          </table:table-cell>
          <table:table-cell office:value-type="float" office:value="0.975082372577504" calcext:value-type="float">
            <text:p>0.9750823726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732.01404196548" calcext:value-type="float">
            <text:p>1732.01404196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20097054368992" calcext:value-type="float">
            <text:p>0.0620097054</text:p>
          </table:table-cell>
          <table:table-cell office:value-type="float" office:value="-0.0217785058572621" calcext:value-type="float">
            <text:p>-0.0217785059</text:p>
          </table:table-cell>
          <table:table-cell office:value-type="float" office:value="1.08193366921151" calcext:value-type="float">
            <text:p>1.0819336692</text:p>
          </table:table-cell>
          <table:table-cell office:value-type="float" office:value="1.00904274719501" calcext:value-type="float">
            <text:p>1.0090427472</text:p>
          </table:table-cell>
          <table:table-cell office:value-type="float" office:value="0.951596451642815" calcext:value-type="float">
            <text:p>0.9515964516</text:p>
          </table:table-cell>
          <table:table-cell office:value-type="float" office:value="0.968702747813186" calcext:value-type="float">
            <text:p>0.9687027478</text:p>
          </table:table-cell>
          <table:table-cell office:value-type="float" office:value="0.974296046734461" calcext:value-type="float">
            <text:p>0.9742960467</text:p>
          </table:table-cell>
          <table:table-cell office:value-type="float" office:value="93.1" calcext:value-type="float">
            <text:p>93.1</text:p>
          </table:table-cell>
          <table:table-cell office:value-type="float" office:value="0" calcext:value-type="float">
            <text:p>0</text:p>
          </table:table-cell>
          <table:table-cell office:value-type="float" office:value="88.2637186308166" calcext:value-type="float">
            <text:p>88.26371863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683275121318" calcext:value-type="float">
            <text:p>0.9868327512</text:p>
          </table:table-cell>
          <table:table-cell office:value-type="float" office:value="0.930306308533984" calcext:value-type="float">
            <text:p>0.9303063085</text:p>
          </table:table-cell>
          <table:table-cell office:value-type="float" office:value="0.83909251074089" calcext:value-type="float">
            <text:p>0.8390925107</text:p>
          </table:table-cell>
          <table:table-cell office:value-type="float" office:value="0.956982041850833" calcext:value-type="float">
            <text:p>0.9569820419</text:p>
          </table:table-cell>
          <table:table-cell office:value-type="float" office:value="0.994696009643619" calcext:value-type="float">
            <text:p>0.9946960096</text:p>
          </table:table-cell>
          <table:table-cell office:value-type="float" office:value="0.999443637375205" calcext:value-type="float">
            <text:p>0.9994436374</text:p>
          </table:table-cell>
          <table:table-cell office:value-type="float" office:value="0.980082218032331" calcext:value-type="float">
            <text:p>0.980082218</text:p>
          </table:table-cell>
          <table:table-cell office:value-type="float" office:value="55.68" calcext:value-type="float">
            <text:p>55.68</text:p>
          </table:table-cell>
          <table:table-cell office:value-type="float" office:value="0" calcext:value-type="float">
            <text:p>0</text:p>
          </table:table-cell>
          <table:table-cell office:value-type="float" office:value="968.37743114944" calcext:value-type="float">
            <text:p>968.37743114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153988810929435" calcext:value-type="float">
            <text:p>-0.0153988811</text:p>
          </table:table-cell>
          <table:table-cell office:value-type="float" office:value="-0.0206286897660186" calcext:value-type="float">
            <text:p>-0.0206286898</text:p>
          </table:table-cell>
          <table:table-cell office:value-type="float" office:value="0.990096745278645" calcext:value-type="float">
            <text:p>0.9900967453</text:p>
          </table:table-cell>
          <table:table-cell office:value-type="float" office:value="0.971224925045591" calcext:value-type="float">
            <text:p>0.971224925</text:p>
          </table:table-cell>
          <table:table-cell office:value-type="float" office:value="0.943184248755911" calcext:value-type="float">
            <text:p>0.9431842488</text:p>
          </table:table-cell>
          <table:table-cell office:value-type="float" office:value="0.97466695515099" calcext:value-type="float">
            <text:p>0.9746669552</text:p>
          </table:table-cell>
          <table:table-cell office:value-type="float" office:value="0.986165116063425" calcext:value-type="float">
            <text:p>0.9861651161</text:p>
          </table:table-cell>
          <table:table-cell office:value-type="float" office:value="80.48" calcext:value-type="float">
            <text:p>80.48</text:p>
          </table:table-cell>
          <table:table-cell office:value-type="float" office:value="0" calcext:value-type="float">
            <text:p>0</text:p>
          </table:table-cell>
          <table:table-cell office:value-type="float" office:value="73.4036501630207" calcext:value-type="float">
            <text:p>73.4036501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26770314963064" calcext:value-type="float">
            <text:p>0.126770315</text:p>
          </table:table-cell>
          <table:table-cell office:value-type="float" office:value="1.03913083794393" calcext:value-type="float">
            <text:p>1.0391308379</text:p>
          </table:table-cell>
          <table:table-cell office:value-type="float" office:value="0.938466293697648" calcext:value-type="float">
            <text:p>0.9384662937</text:p>
          </table:table-cell>
          <table:table-cell office:value-type="float" office:value="0.989132383395666" calcext:value-type="float">
            <text:p>0.9891323834</text:p>
          </table:table-cell>
          <table:table-cell office:value-type="float" office:value="0.975824189410565" calcext:value-type="float">
            <text:p>0.9758241894</text:p>
          </table:table-cell>
          <table:table-cell office:value-type="float" office:value="0.973598738911384" calcext:value-type="float">
            <text:p>0.9735987389</text:p>
          </table:table-cell>
          <table:table-cell office:value-type="float" office:value="1.00752944085556" calcext:value-type="float">
            <text:p>1.0075294409</text:p>
          </table:table-cell>
          <table:table-cell office:value-type="float" office:value="43.57" calcext:value-type="float">
            <text:p>43.57</text:p>
          </table:table-cell>
          <table:table-cell office:value-type="float" office:value="0" calcext:value-type="float">
            <text:p>0</text:p>
          </table:table-cell>
          <table:table-cell office:value-type="float" office:value="152.409489527903" calcext:value-type="float">
            <text:p>152.40948952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752585540753562" calcext:value-type="float">
            <text:p>0.0752585541</text:p>
          </table:table-cell>
          <table:table-cell office:value-type="float" office:value="0.0353784811300343" calcext:value-type="float">
            <text:p>0.0353784811</text:p>
          </table:table-cell>
          <table:table-cell office:value-type="float" office:value="0.941611597069823" calcext:value-type="float">
            <text:p>0.9416115971</text:p>
          </table:table-cell>
          <table:table-cell office:value-type="float" office:value="0.998583129848855" calcext:value-type="float">
            <text:p>0.9985831298</text:p>
          </table:table-cell>
          <table:table-cell office:value-type="float" office:value="0.968361512069978" calcext:value-type="float">
            <text:p>0.9683615121</text:p>
          </table:table-cell>
          <table:table-cell office:value-type="float" office:value="0.985126572497141" calcext:value-type="float">
            <text:p>0.9851265725</text:p>
          </table:table-cell>
          <table:table-cell office:value-type="float" office:value="0.990838562111705" calcext:value-type="float">
            <text:p>0.9908385621</text:p>
          </table:table-cell>
          <table:table-cell office:value-type="float" office:value="45.06" calcext:value-type="float">
            <text:p>45.06</text:p>
          </table:table-cell>
          <table:table-cell office:value-type="float" office:value="0" calcext:value-type="float">
            <text:p>0</text:p>
          </table:table-cell>
          <table:table-cell office:value-type="float" office:value="31.8035085326598" calcext:value-type="float">
            <text:p>31.80350853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8242326832133" calcext:value-type="float">
            <text:p>1.0824232683</text:p>
          </table:table-cell>
          <table:table-cell office:value-type="float" office:value="0.988093839829382" calcext:value-type="float">
            <text:p>0.9880938398</text:p>
          </table:table-cell>
          <table:table-cell office:value-type="float" office:value="0.959059128983402" calcext:value-type="float">
            <text:p>0.959059129</text:p>
          </table:table-cell>
          <table:table-cell office:value-type="float" office:value="0.969874818409421" calcext:value-type="float">
            <text:p>0.9698748184</text:p>
          </table:table-cell>
          <table:table-cell office:value-type="float" office:value="0.998375421135598" calcext:value-type="float">
            <text:p>0.9983754211</text:p>
          </table:table-cell>
          <table:table-cell office:value-type="float" office:value="0.988687293295831" calcext:value-type="float">
            <text:p>0.9886872933</text:p>
          </table:table-cell>
          <table:table-cell office:value-type="float" office:value="1.00377584768028" calcext:value-type="float">
            <text:p>1.0037758477</text:p>
          </table:table-cell>
          <table:table-cell office:value-type="float" office:value="92.19" calcext:value-type="float">
            <text:p>92.19</text:p>
          </table:table-cell>
          <table:table-cell office:value-type="float" office:value="0" calcext:value-type="float">
            <text:p>0</text:p>
          </table:table-cell>
          <table:table-cell office:value-type="float" office:value="1518.80144624409" calcext:value-type="float">
            <text:p>1518.80144624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32609031619942" calcext:value-type="float">
            <text:p>0.8326090316</text:p>
          </table:table-cell>
          <table:table-cell office:value-type="float" office:value="1.01806323988502" calcext:value-type="float">
            <text:p>1.0180632399</text:p>
          </table:table-cell>
          <table:table-cell office:value-type="float" office:value="0.971180416035607" calcext:value-type="float">
            <text:p>0.971180416</text:p>
          </table:table-cell>
          <table:table-cell office:value-type="float" office:value="0.974815318517603" calcext:value-type="float">
            <text:p>0.9748153185</text:p>
          </table:table-cell>
          <table:table-cell office:value-type="float" office:value="1.07196365097518" calcext:value-type="float">
            <text:p>1.071963651</text:p>
          </table:table-cell>
          <table:table-cell office:value-type="float" office:value="0.993138194294192" calcext:value-type="float">
            <text:p>0.9931381943</text:p>
          </table:table-cell>
          <table:table-cell office:value-type="float" office:value="0.990586344388465" calcext:value-type="float">
            <text:p>0.9905863444</text:p>
          </table:table-cell>
          <table:table-cell office:value-type="float" office:value="87.91" calcext:value-type="float">
            <text:p>87.91</text:p>
          </table:table-cell>
          <table:table-cell office:value-type="float" office:value="0" calcext:value-type="float">
            <text:p>0</text:p>
          </table:table-cell>
          <table:table-cell office:value-type="float" office:value="428.705891266425" calcext:value-type="float">
            <text:p>428.70589126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60461162797886" calcext:value-type="float">
            <text:p>0.0360461163</text:p>
          </table:table-cell>
          <table:table-cell office:value-type="float" office:value="0.763056285352208" calcext:value-type="float">
            <text:p>0.7630562854</text:p>
          </table:table-cell>
          <table:table-cell office:value-type="float" office:value="0.896138225203227" calcext:value-type="float">
            <text:p>0.8961382252</text:p>
          </table:table-cell>
          <table:table-cell office:value-type="float" office:value="1.00993292739468" calcext:value-type="float">
            <text:p>1.0099329274</text:p>
          </table:table-cell>
          <table:table-cell office:value-type="float" office:value="0.949371001143634" calcext:value-type="float">
            <text:p>0.9493710011</text:p>
          </table:table-cell>
          <table:table-cell office:value-type="float" office:value="0.988019658146076" calcext:value-type="float">
            <text:p>0.9880196581</text:p>
          </table:table-cell>
          <table:table-cell office:value-type="float" office:value="1.01603066176243" calcext:value-type="float">
            <text:p>1.0160306618</text:p>
          </table:table-cell>
          <table:table-cell office:value-type="float" office:value="89.12" calcext:value-type="float">
            <text:p>89.12</text:p>
          </table:table-cell>
          <table:table-cell office:value-type="float" office:value="0" calcext:value-type="float">
            <text:p>0</text:p>
          </table:table-cell>
          <table:table-cell office:value-type="float" office:value="176.757449092186" calcext:value-type="float">
            <text:p>176.75744909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15126387042933" calcext:value-type="float">
            <text:p>1.1512638704</text:p>
          </table:table-cell>
          <table:table-cell office:value-type="float" office:value="1.05660804253083" calcext:value-type="float">
            <text:p>1.0566080425</text:p>
          </table:table-cell>
          <table:table-cell office:value-type="float" office:value="0.995986770933144" calcext:value-type="float">
            <text:p>0.9959867709</text:p>
          </table:table-cell>
          <table:table-cell office:value-type="float" office:value="0.979310728525948" calcext:value-type="float">
            <text:p>0.9793107285</text:p>
          </table:table-cell>
          <table:table-cell office:value-type="float" office:value="0.967322968503694" calcext:value-type="float">
            <text:p>0.9673229685</text:p>
          </table:table-cell>
          <table:table-cell office:value-type="float" office:value="1.00404290174018" calcext:value-type="float">
            <text:p>1.0040429017</text:p>
          </table:table-cell>
          <table:table-cell office:value-type="float" office:value="1.00935431026489" calcext:value-type="float">
            <text:p>1.0093543103</text:p>
          </table:table-cell>
          <table:table-cell office:value-type="float" office:value="94.45" calcext:value-type="float">
            <text:p>94.45</text:p>
          </table:table-cell>
          <table:table-cell office:value-type="float" office:value="0" calcext:value-type="float">
            <text:p>0</text:p>
          </table:table-cell>
          <table:table-cell office:value-type="float" office:value="1900.15211088528" calcext:value-type="float">
            <text:p>1900.15211088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638436419004461" calcext:value-type="float">
            <text:p>0.0638436419</text:p>
          </table:table-cell>
          <table:table-cell office:value-type="float" office:value="0.292934207691544" calcext:value-type="float">
            <text:p>0.2929342077</text:p>
          </table:table-cell>
          <table:table-cell office:value-type="float" office:value="1.0643447275861" calcext:value-type="float">
            <text:p>1.0643447276</text:p>
          </table:table-cell>
          <table:table-cell office:value-type="float" office:value="0.980365671515336" calcext:value-type="float">
            <text:p>0.9803656715</text:p>
          </table:table-cell>
          <table:table-cell office:value-type="float" office:value="0.962965652633847" calcext:value-type="float">
            <text:p>0.9629656526</text:p>
          </table:table-cell>
          <table:table-cell office:value-type="float" office:value="0.960946785668465" calcext:value-type="float">
            <text:p>0.9609467857</text:p>
          </table:table-cell>
          <table:table-cell office:value-type="float" office:value="0.977359157401423" calcext:value-type="float">
            <text:p>0.9773591574</text:p>
          </table:table-cell>
          <table:table-cell office:value-type="float" office:value="35.43" calcext:value-type="float">
            <text:p>35.43</text:p>
          </table:table-cell>
          <table:table-cell office:value-type="float" office:value="0" calcext:value-type="float">
            <text:p>0</text:p>
          </table:table-cell>
          <table:table-cell office:value-type="float" office:value="48.9301366942285" calcext:value-type="float">
            <text:p>48.93013669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234759854079975" calcext:value-type="float">
            <text:p>-0.0234759854</text:p>
          </table:table-cell>
          <table:table-cell office:value-type="float" office:value="-0.0229313270540277" calcext:value-type="float">
            <text:p>-0.0229313271</text:p>
          </table:table-cell>
          <table:table-cell office:value-type="float" office:value="-0.0526696731807806" calcext:value-type="float">
            <text:p>-0.0526696732</text:p>
          </table:table-cell>
          <table:table-cell office:value-type="float" office:value="-0.0509993875619398" calcext:value-type="float">
            <text:p>-0.0509993876</text:p>
          </table:table-cell>
          <table:table-cell office:value-type="float" office:value="-0.0458069779207607" calcext:value-type="float">
            <text:p>-0.0458069779</text:p>
          </table:table-cell>
          <table:table-cell office:value-type="float" office:value="0.962428256391263" calcext:value-type="float">
            <text:p>0.9624282564</text:p>
          </table:table-cell>
          <table:table-cell office:value-type="float" office:value="0.961774666366499" calcext:value-type="float">
            <text:p>0.9617746664</text:p>
          </table:table-cell>
          <table:table-cell office:value-type="float" office:value="48.93" calcext:value-type="float">
            <text:p>48.93</text:p>
          </table:table-cell>
          <table:table-cell office:value-type="float" office:value="0" calcext:value-type="float">
            <text:p>0</text:p>
          </table:table-cell>
          <table:table-cell office:value-type="float" office:value="1.94557859936607" calcext:value-type="float">
            <text:p>1.94557859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0672713584748" calcext:value-type="float">
            <text:p>1.0067271358</text:p>
          </table:table-cell>
          <table:table-cell office:value-type="float" office:value="1.00094649518401" calcext:value-type="float">
            <text:p>1.0009464952</text:p>
          </table:table-cell>
          <table:table-cell office:value-type="float" office:value="0.974846466861775" calcext:value-type="float">
            <text:p>0.9748464669</text:p>
          </table:table-cell>
          <table:table-cell office:value-type="float" office:value="0.957155963524835" calcext:value-type="float">
            <text:p>0.9571559635</text:p>
          </table:table-cell>
          <table:table-cell office:value-type="float" office:value="0.970561821143879" calcext:value-type="float">
            <text:p>0.9705618211</text:p>
          </table:table-cell>
          <table:table-cell office:value-type="float" office:value="0.94816546962864" calcext:value-type="float">
            <text:p>0.9481654696</text:p>
          </table:table-cell>
          <table:table-cell office:value-type="float" office:value="0.955529250574312" calcext:value-type="float">
            <text:p>0.9555292506</text:p>
          </table:table-cell>
          <table:table-cell office:value-type="float" office:value="84.1" calcext:value-type="float">
            <text:p>84.1</text:p>
          </table:table-cell>
          <table:table-cell office:value-type="float" office:value="0" calcext:value-type="float">
            <text:p>0</text:p>
          </table:table-cell>
          <table:table-cell office:value-type="float" office:value="1728.70336975081" calcext:value-type="float">
            <text:p>1728.70336975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235486065218602" calcext:value-type="float">
            <text:p>-0.0235486065</text:p>
          </table:table-cell>
          <table:table-cell office:value-type="float" office:value="1.06082986567515" calcext:value-type="float">
            <text:p>1.0608298657</text:p>
          </table:table-cell>
          <table:table-cell office:value-type="float" office:value="1.03093901520928" calcext:value-type="float">
            <text:p>1.0309390152</text:p>
          </table:table-cell>
          <table:table-cell office:value-type="float" office:value="1.00316870126821" calcext:value-type="float">
            <text:p>1.0031687013</text:p>
          </table:table-cell>
          <table:table-cell office:value-type="float" office:value="0.966465990322026" calcext:value-type="float">
            <text:p>0.9664659903</text:p>
          </table:table-cell>
          <table:table-cell office:value-type="float" office:value="0.951854622212862" calcext:value-type="float">
            <text:p>0.9518546222</text:p>
          </table:table-cell>
          <table:table-cell office:value-type="float" office:value="0.963372330871478" calcext:value-type="float">
            <text:p>0.9633723309</text:p>
          </table:table-cell>
          <table:table-cell office:value-type="float" office:value="86.84" calcext:value-type="float">
            <text:p>86.84</text:p>
          </table:table-cell>
          <table:table-cell office:value-type="float" office:value="0" calcext:value-type="float">
            <text:p>0</text:p>
          </table:table-cell>
          <table:table-cell office:value-type="float" office:value="228.021202039697" calcext:value-type="float">
            <text:p>228.02120203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26514210741631" calcext:value-type="float">
            <text:p>1.2651421074</text:p>
          </table:table-cell>
          <table:table-cell office:value-type="float" office:value="1.10597115005217" calcext:value-type="float">
            <text:p>1.1059711501</text:p>
          </table:table-cell>
          <table:table-cell office:value-type="float" office:value="1.05722785842756" calcext:value-type="float">
            <text:p>1.0572278584</text:p>
          </table:table-cell>
          <table:table-cell office:value-type="float" office:value="0.967046959232927" calcext:value-type="float">
            <text:p>0.9670469592</text:p>
          </table:table-cell>
          <table:table-cell office:value-type="float" office:value="1.00302345904048" calcext:value-type="float">
            <text:p>1.003023459</text:p>
          </table:table-cell>
          <table:table-cell office:value-type="float" office:value="0.967831267262644" calcext:value-type="float">
            <text:p>0.9678312673</text:p>
          </table:table-cell>
          <table:table-cell office:value-type="float" office:value="0.974730273079595" calcext:value-type="float">
            <text:p>0.9747302731</text:p>
          </table:table-cell>
          <table:table-cell office:value-type="float" office:value="90.71" calcext:value-type="float">
            <text:p>90.71</text:p>
          </table:table-cell>
          <table:table-cell office:value-type="float" office:value="0" calcext:value-type="float">
            <text:p>0</text:p>
          </table:table-cell>
          <table:table-cell office:value-type="float" office:value="1692.96576868576" calcext:value-type="float">
            <text:p>1692.96576868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204985197396291" calcext:value-type="float">
            <text:p>-0.0204985197</text:p>
          </table:table-cell>
          <table:table-cell office:value-type="float" office:value="-0.0333524568933172" calcext:value-type="float">
            <text:p>-0.0333524569</text:p>
          </table:table-cell>
          <table:table-cell office:value-type="float" office:value="-0.00847972539536145" calcext:value-type="float">
            <text:p>-0.0084797254</text:p>
          </table:table-cell>
          <table:table-cell office:value-type="float" office:value="1.03567391183313" calcext:value-type="float">
            <text:p>1.0356739118</text:p>
          </table:table-cell>
          <table:table-cell office:value-type="float" office:value="1.00486803533259" calcext:value-type="float">
            <text:p>1.0048680353</text:p>
          </table:table-cell>
          <table:table-cell office:value-type="float" office:value="0.954628748762415" calcext:value-type="float">
            <text:p>0.9546287488</text:p>
          </table:table-cell>
          <table:table-cell office:value-type="float" office:value="0.983241467624297" calcext:value-type="float">
            <text:p>0.9832414676</text:p>
          </table:table-cell>
          <table:table-cell office:value-type="float" office:value="87.47" calcext:value-type="float">
            <text:p>87.47</text:p>
          </table:table-cell>
          <table:table-cell office:value-type="float" office:value="0" calcext:value-type="float">
            <text:p>0</text:p>
          </table:table-cell>
          <table:table-cell office:value-type="float" office:value="35.5610869376454" calcext:value-type="float">
            <text:p>35.56108693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448314342912058" calcext:value-type="float">
            <text:p>0.0044831434</text:p>
          </table:table-cell>
          <table:table-cell office:value-type="float" office:value="-0.0062647814225508" calcext:value-type="float">
            <text:p>-0.0062647814</text:p>
          </table:table-cell>
          <table:table-cell office:value-type="float" office:value="1.01817222339223" calcext:value-type="float">
            <text:p>1.0181722234</text:p>
          </table:table-cell>
          <table:table-cell office:value-type="float" office:value="1.03003851339739" calcext:value-type="float">
            <text:p>1.0300385134</text:p>
          </table:table-cell>
          <table:table-cell office:value-type="float" office:value="0.975834114010307" calcext:value-type="float">
            <text:p>0.975834114</text:p>
          </table:table-cell>
          <table:table-cell office:value-type="float" office:value="0.970198715574566" calcext:value-type="float">
            <text:p>0.9701987156</text:p>
          </table:table-cell>
          <table:table-cell office:value-type="float" office:value="0.974120255723149" calcext:value-type="float">
            <text:p>0.9741202557</text:p>
          </table:table-cell>
          <table:table-cell office:value-type="float" office:value="90.52" calcext:value-type="float">
            <text:p>90.52</text:p>
          </table:table-cell>
          <table:table-cell office:value-type="float" office:value="0" calcext:value-type="float">
            <text:p>0</text:p>
          </table:table-cell>
          <table:table-cell office:value-type="float" office:value="85.2652149289243" calcext:value-type="float">
            <text:p>85.26521492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91918238308606" calcext:value-type="float">
            <text:p>0.1919182383</text:p>
          </table:table-cell>
          <table:table-cell office:value-type="float" office:value="1.13618153341903" calcext:value-type="float">
            <text:p>1.1361815334</text:p>
          </table:table-cell>
          <table:table-cell office:value-type="float" office:value="1.01962464566948" calcext:value-type="float">
            <text:p>1.0196246457</text:p>
          </table:table-cell>
          <table:table-cell office:value-type="float" office:value="1.04793235585314" calcext:value-type="float">
            <text:p>1.0479323559</text:p>
          </table:table-cell>
          <table:table-cell office:value-type="float" office:value="1.02074301082297" calcext:value-type="float">
            <text:p>1.0207430108</text:p>
          </table:table-cell>
          <table:table-cell office:value-type="float" office:value="0.967293871020061" calcext:value-type="float">
            <text:p>0.967293871</text:p>
          </table:table-cell>
          <table:table-cell office:value-type="float" office:value="0.933742916415519" calcext:value-type="float">
            <text:p>0.9337429164</text:p>
          </table:table-cell>
          <table:table-cell office:value-type="float" office:value="67.02" calcext:value-type="float">
            <text:p>67.02</text:p>
          </table:table-cell>
          <table:table-cell office:value-type="float" office:value="0" calcext:value-type="float">
            <text:p>0</text:p>
          </table:table-cell>
          <table:table-cell office:value-type="float" office:value="234.079501660998" calcext:value-type="float">
            <text:p>234.0795016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1943583077344" calcext:value-type="float">
            <text:p>1.0194358308</text:p>
          </table:table-cell>
          <table:table-cell office:value-type="float" office:value="0.993117939109617" calcext:value-type="float">
            <text:p>0.9931179391</text:p>
          </table:table-cell>
          <table:table-cell office:value-type="float" office:value="0.972813075673621" calcext:value-type="float">
            <text:p>0.9728130757</text:p>
          </table:table-cell>
          <table:table-cell office:value-type="float" office:value="0.984432453891645" calcext:value-type="float">
            <text:p>0.9844324539</text:p>
          </table:table-cell>
          <table:table-cell office:value-type="float" office:value="0.97590673512417" calcext:value-type="float">
            <text:p>0.9759067351</text:p>
          </table:table-cell>
          <table:table-cell office:value-type="float" office:value="0.980002565946023" calcext:value-type="float">
            <text:p>0.9800025659</text:p>
          </table:table-cell>
          <table:table-cell office:value-type="float" office:value="0.983270516069842" calcext:value-type="float">
            <text:p>0.9832705161</text:p>
          </table:table-cell>
          <table:table-cell office:value-type="float" office:value="89.82" calcext:value-type="float">
            <text:p>89.82</text:p>
          </table:table-cell>
          <table:table-cell office:value-type="float" office:value="0" calcext:value-type="float">
            <text:p>0</text:p>
          </table:table-cell>
          <table:table-cell office:value-type="float" office:value="1783.02330117841" calcext:value-type="float">
            <text:p>1783.02330117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7089515205651" calcext:value-type="float">
            <text:p>1.0708951521</text:p>
          </table:table-cell>
          <table:table-cell office:value-type="float" office:value="1.0166036073328" calcext:value-type="float">
            <text:p>1.0166036073</text:p>
          </table:table-cell>
          <table:table-cell office:value-type="float" office:value="0.980583534856924" calcext:value-type="float">
            <text:p>0.9805835349</text:p>
          </table:table-cell>
          <table:table-cell office:value-type="float" office:value="0.984621268787687" calcext:value-type="float">
            <text:p>0.9846212688</text:p>
          </table:table-cell>
          <table:table-cell office:value-type="float" office:value="0.967613403921056" calcext:value-type="float">
            <text:p>0.9676134039</text:p>
          </table:table-cell>
          <table:table-cell office:value-type="float" office:value="0.869502279092623" calcext:value-type="float">
            <text:p>0.8695022791</text:p>
          </table:table-cell>
          <table:table-cell office:value-type="float" office:value="0.98716300777288" calcext:value-type="float">
            <text:p>0.9871630078</text:p>
          </table:table-cell>
          <table:table-cell office:value-type="float" office:value="83.98" calcext:value-type="float">
            <text:p>83.98</text:p>
          </table:table-cell>
          <table:table-cell office:value-type="float" office:value="0" calcext:value-type="float">
            <text:p>0</text:p>
          </table:table-cell>
          <table:table-cell office:value-type="float" office:value="1652.63817977817" calcext:value-type="float">
            <text:p>1652.63817977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05966792785334" calcext:value-type="float">
            <text:p>1.0596679279</text:p>
          </table:table-cell>
          <table:table-cell office:value-type="float" office:value="1.02698842661515" calcext:value-type="float">
            <text:p>1.0269884266</text:p>
          </table:table-cell>
          <table:table-cell office:value-type="float" office:value="1.00016218715429" calcext:value-type="float">
            <text:p>1.0001621872</text:p>
          </table:table-cell>
          <table:table-cell office:value-type="float" office:value="1.02964635938253" calcext:value-type="float">
            <text:p>1.0296463594</text:p>
          </table:table-cell>
          <table:table-cell office:value-type="float" office:value="0.831390718537508" calcext:value-type="float">
            <text:p>0.8313907185</text:p>
          </table:table-cell>
          <table:table-cell office:value-type="float" office:value="0.966102884752713" calcext:value-type="float">
            <text:p>0.9661028848</text:p>
          </table:table-cell>
          <table:table-cell office:value-type="float" office:value="0.982253820475765" calcext:value-type="float">
            <text:p>0.9822538205</text:p>
          </table:table-cell>
          <table:table-cell office:value-type="float" office:value="86.49" calcext:value-type="float">
            <text:p>86.49</text:p>
          </table:table-cell>
          <table:table-cell office:value-type="float" office:value="0" calcext:value-type="float">
            <text:p>0</text:p>
          </table:table-cell>
          <table:table-cell office:value-type="float" office:value="1563.91795718862" calcext:value-type="float">
            <text:p>1563.91795718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32395794753367" calcext:value-type="float">
            <text:p>0.4323957948</text:p>
          </table:table-cell>
          <table:table-cell office:value-type="float" office:value="0.964795704703185" calcext:value-type="float">
            <text:p>0.9647957047</text:p>
          </table:table-cell>
          <table:table-cell office:value-type="float" office:value="0.993074366441299" calcext:value-type="float">
            <text:p>0.9930743664</text:p>
          </table:table-cell>
          <table:table-cell office:value-type="float" office:value="0.980394719960881" calcext:value-type="float">
            <text:p>0.98039472</text:p>
          </table:table-cell>
          <table:table-cell office:value-type="float" office:value="0.951070314183146" calcext:value-type="float">
            <text:p>0.9510703142</text:p>
          </table:table-cell>
          <table:table-cell office:value-type="float" office:value="0.965667158069537" calcext:value-type="float">
            <text:p>0.9656671581</text:p>
          </table:table-cell>
          <table:table-cell office:value-type="float" office:value="0.976763664267749" calcext:value-type="float">
            <text:p>0.9767636643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office:value-type="float" office:value="360.173004771775" calcext:value-type="float">
            <text:p>360.173004771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Default" office:value-type="float" office:value="0.886361979736132" calcext:value-type="float">
            <text:p>0.8863619797</text:p>
          </table:table-cell>
          <table:table-cell table:style-name="Default" office:value-type="float" office:value="1.00225963991545" calcext:value-type="float">
            <text:p>1.0022596399</text:p>
          </table:table-cell>
          <table:table-cell table:style-name="Default" office:value-type="float" office:value="1.05168015161455" calcext:value-type="float">
            <text:p>1.0516801516</text:p>
          </table:table-cell>
          <table:table-cell table:style-name="Default" office:value-type="float" office:value="1.02864640279904" calcext:value-type="float">
            <text:p>1.0286464028</text:p>
          </table:table-cell>
          <table:table-cell table:style-name="Default" office:value-type="float" office:value="1.04497412347839" calcext:value-type="float">
            <text:p>1.0449741235</text:p>
          </table:table-cell>
          <table:table-cell table:style-name="Default" office:value-type="float" office:value="1.03958014432539" calcext:value-type="float">
            <text:p>1.0395801443</text:p>
          </table:table-cell>
          <table:table-cell table:style-name="Default" office:value-type="float" office:value="1.00954880093301" calcext:value-type="float">
            <text:p>1.0095488009</text:p>
          </table:table-cell>
          <table:table-cell office:value-type="float" office:value="88.75" calcext:value-type="float">
            <text:p>88.75</text:p>
          </table:table-cell>
          <table:table-cell office:value-type="float" office:value="0" calcext:value-type="float">
            <text:p>0</text:p>
          </table:table-cell>
          <table:table-cell office:value-type="float" office:value="707.136075911831" calcext:value-type="float">
            <text:p>707.136075911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Default" office:value-type="float" office:value="0.163422990013849" calcext:value-type="float">
            <text:p>0.16342299</text:p>
          </table:table-cell>
          <table:table-cell table:style-name="Default" office:value-type="float" office:value="-0.00276988118667539" calcext:value-type="float">
            <text:p>-0.0027698812</text:p>
          </table:table-cell>
          <table:table-cell table:style-name="Default" office:value-type="float" office:value="0.929805379400831" calcext:value-type="float">
            <text:p>0.9298053794</text:p>
          </table:table-cell>
          <table:table-cell table:style-name="Default" office:value-type="float" office:value="1.00896566805161" calcext:value-type="float">
            <text:p>1.0089656681</text:p>
          </table:table-cell>
          <table:table-cell table:style-name="Default" office:value-type="float" office:value="1.05794883008966" calcext:value-type="float">
            <text:p>1.0579488301</text:p>
          </table:table-cell>
          <table:table-cell table:style-name="Default" office:value-type="float" office:value="1.03739339602012" calcext:value-type="float">
            <text:p>1.037393396</text:p>
          </table:table-cell>
          <table:table-cell table:style-name="Default" office:value-type="float" office:value="0.9973030104235" calcext:value-type="float">
            <text:p>0.9973030104</text:p>
          </table:table-cell>
          <table:table-cell office:value-type="float" office:value="82.94" calcext:value-type="float">
            <text:p>82.94</text:p>
          </table:table-cell>
          <table:table-cell office:value-type="float" office:value="0" calcext:value-type="float">
            <text:p>0</text:p>
          </table:table-cell>
          <table:table-cell office:value-type="float" office:value="56.6554145157548" calcext:value-type="float">
            <text:p>56.655414515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Default" office:value-type="float" office:value="0.995737070641768" calcext:value-type="float">
            <text:p>0.9957370706</text:p>
          </table:table-cell>
          <table:table-cell table:style-name="Default" office:value-type="float" office:value="0.936155139913751" calcext:value-type="float">
            <text:p>0.9361551399</text:p>
          </table:table-cell>
          <table:table-cell table:style-name="Default" office:value-type="float" office:value="0.973221075367898" calcext:value-type="float">
            <text:p>0.9732210754</text:p>
          </table:table-cell>
          <table:table-cell table:style-name="Default" office:value-type="float" office:value="0.959889822720596" calcext:value-type="float">
            <text:p>0.9598898227</text:p>
          </table:table-cell>
          <table:table-cell table:style-name="Default" office:value-type="float" office:value="0.9562040360355" calcext:value-type="float">
            <text:p>0.956204036</text:p>
          </table:table-cell>
          <table:table-cell table:style-name="Default" office:value-type="float" office:value="0.997238136993359" calcext:value-type="float">
            <text:p>0.997238137</text:p>
          </table:table-cell>
          <table:table-cell table:style-name="Default" office:value-type="float" office:value="0.992616041593905" calcext:value-type="float">
            <text:p>0.9926160416</text:p>
          </table:table-cell>
          <table:table-cell office:value-type="float" office:value="91.78" calcext:value-type="float">
            <text:p>91.78</text:p>
          </table:table-cell>
          <table:table-cell office:value-type="float" office:value="0" calcext:value-type="float">
            <text:p>0</text:p>
          </table:table-cell>
          <table:table-cell office:value-type="float" office:value="1874.51478442591" calcext:value-type="float">
            <text:p>1874.514784425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Default" office:value-type="float" office:value="0.121744902938474" calcext:value-type="float">
            <text:p>0.1217449029</text:p>
          </table:table-cell>
          <table:table-cell table:style-name="Default" office:value-type="float" office:value="0.86399992073577" calcext:value-type="float">
            <text:p>0.8639999207</text:p>
          </table:table-cell>
          <table:table-cell table:style-name="Default" office:value-type="float" office:value="0.932870628391952" calcext:value-type="float">
            <text:p>0.9328706284</text:p>
          </table:table-cell>
          <table:table-cell table:style-name="Default" office:value-type="float" office:value="1.0090385992029" calcext:value-type="float">
            <text:p>1.0090385992</text:p>
          </table:table-cell>
          <table:table-cell table:style-name="Default" office:value-type="float" office:value="0.866110330853849" calcext:value-type="float">
            <text:p>0.8661103309</text:p>
          </table:table-cell>
          <table:table-cell table:style-name="Default" office:value-type="float" office:value="0.970590493741841" calcext:value-type="float">
            <text:p>0.9705904937</text:p>
          </table:table-cell>
          <table:table-cell table:style-name="Default" office:value-type="float" office:value="1.00578381176727" calcext:value-type="float">
            <text:p>1.0057838118</text:p>
          </table:table-cell>
          <table:table-cell office:value-type="float" office:value="90.97" calcext:value-type="float">
            <text:p>90.97</text:p>
          </table:table-cell>
          <table:table-cell office:value-type="float" office:value="0" calcext:value-type="float">
            <text:p>0</text:p>
          </table:table-cell>
          <table:table-cell office:value-type="float" office:value="228.614136743215" calcext:value-type="float">
            <text:p>228.614136743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Default" office:value-type="float" office:value="0.00165959481116536" calcext:value-type="float">
            <text:p>0.0016595948</text:p>
          </table:table-cell>
          <table:table-cell table:style-name="Default" office:value-type="float" office:value="1.05946551139052" calcext:value-type="float">
            <text:p>1.0594655114</text:p>
          </table:table-cell>
          <table:table-cell table:style-name="Default" office:value-type="float" office:value="0.906237847183519" calcext:value-type="float">
            <text:p>0.9062378472</text:p>
          </table:table-cell>
          <table:table-cell table:style-name="Default" office:value-type="float" office:value="1.01328914352523" calcext:value-type="float">
            <text:p>1.0132891435</text:p>
          </table:table-cell>
          <table:table-cell table:style-name="Default" office:value-type="float" office:value="1.00811715253163" calcext:value-type="float">
            <text:p>1.0081171525</text:p>
          </table:table-cell>
          <table:table-cell table:style-name="Default" office:value-type="float" office:value="0.977055482483843" calcext:value-type="float">
            <text:p>0.9770554825</text:p>
          </table:table-cell>
          <table:table-cell table:style-name="Default" office:value-type="float" office:value="0.996376138494426" calcext:value-type="float">
            <text:p>0.9963761385</text:p>
          </table:table-cell>
          <table:table-cell office:value-type="float" office:value="54.02" calcext:value-type="float">
            <text:p>54.02</text:p>
          </table:table-cell>
          <table:table-cell office:value-type="float" office:value="0" calcext:value-type="float">
            <text:p>0</text:p>
          </table:table-cell>
          <table:table-cell office:value-type="float" office:value="147.414121513243" calcext:value-type="float">
            <text:p>147.414121513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Default" office:value-type="float" office:value="0.313836809812912" calcext:value-type="float">
            <text:p>0.3138368098</text:p>
          </table:table-cell>
          <table:table-cell table:style-name="Default" office:value-type="float" office:value="-0.032448794069054" calcext:value-type="float">
            <text:p>-0.0324487941</text:p>
          </table:table-cell>
          <table:table-cell table:style-name="Default" office:value-type="float" office:value="1.02914694349699" calcext:value-type="float">
            <text:p>1.0291469435</text:p>
          </table:table-cell>
          <table:table-cell table:style-name="Default" office:value-type="float" office:value="1.00926152984918" calcext:value-type="float">
            <text:p>1.0092615298</text:p>
          </table:table-cell>
          <table:table-cell table:style-name="Default" office:value-type="float" office:value="0.988202014797641" calcext:value-type="float">
            <text:p>0.9882020148</text:p>
          </table:table-cell>
          <table:table-cell table:style-name="Default" office:value-type="float" office:value="0.980221097660962" calcext:value-type="float">
            <text:p>0.9802210977</text:p>
          </table:table-cell>
          <table:table-cell table:style-name="Default" office:value-type="float" office:value="1.01782206666617" calcext:value-type="float">
            <text:p>1.0178220667</text:p>
          </table:table-cell>
          <table:table-cell office:value-type="float" office:value="49.67" calcext:value-type="float">
            <text:p>49.67</text:p>
          </table:table-cell>
          <table:table-cell office:value-type="float" office:value="0" calcext:value-type="float">
            <text:p>0</text:p>
          </table:table-cell>
          <table:table-cell office:value-type="float" office:value="42.8953216838908" calcext:value-type="float">
            <text:p>42.895321683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Default" office:value-type="float" office:value="1.05597293126553" calcext:value-type="float">
            <text:p>1.0559729313</text:p>
          </table:table-cell>
          <table:table-cell table:style-name="Default" office:value-type="float" office:value="1.04073933710334" calcext:value-type="float">
            <text:p>1.0407393371</text:p>
          </table:table-cell>
          <table:table-cell table:style-name="Default" office:value-type="float" office:value="0.974380314728533" calcext:value-type="float">
            <text:p>0.9743803147</text:p>
          </table:table-cell>
          <table:table-cell table:style-name="Default" office:value-type="float" office:value="0.984679710586481" calcext:value-type="float">
            <text:p>0.9846797106</text:p>
          </table:table-cell>
          <table:table-cell table:style-name="Default" office:value-type="float" office:value="0.968108532546636" calcext:value-type="float">
            <text:p>0.9681085325</text:p>
          </table:table-cell>
          <table:table-cell table:style-name="Default" office:value-type="float" office:value="1.00559060520716" calcext:value-type="float">
            <text:p>1.0055906052</text:p>
          </table:table-cell>
          <table:table-cell table:style-name="Default" office:value-type="float" office:value="0.937893998954703" calcext:value-type="float">
            <text:p>0.937893999</text:p>
          </table:table-cell>
          <table:table-cell office:value-type="float" office:value="56.82" calcext:value-type="float">
            <text:p>56.82</text:p>
          </table:table-cell>
          <table:table-cell office:value-type="float" office:value="0" calcext:value-type="float">
            <text:p>0</text:p>
          </table:table-cell>
          <table:table-cell office:value-type="float" office:value="1123.39989337525" calcext:value-type="float">
            <text:p>1123.399893375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Default" office:value-type="float" office:value="1.01629127622841" calcext:value-type="float">
            <text:p>1.0162912762</text:p>
          </table:table-cell>
          <table:table-cell table:style-name="Default" office:value-type="float" office:value="0.922363163930812" calcext:value-type="float">
            <text:p>0.9223631639</text:p>
          </table:table-cell>
          <table:table-cell table:style-name="Default" office:value-type="float" office:value="0.994325176548687" calcext:value-type="float">
            <text:p>0.9943251765</text:p>
          </table:table-cell>
          <table:table-cell table:style-name="Default" office:value-type="float" office:value="0.986567190058284" calcext:value-type="float">
            <text:p>0.9865671901</text:p>
          </table:table-cell>
          <table:table-cell table:style-name="Default" office:value-type="float" office:value="0.969743357285993" calcext:value-type="float">
            <text:p>0.9697433573</text:p>
          </table:table-cell>
          <table:table-cell table:style-name="Default" office:value-type="float" office:value="0.994444072893367" calcext:value-type="float">
            <text:p>0.9944440729</text:p>
          </table:table-cell>
          <table:table-cell table:style-name="Default" office:value-type="float" office:value="1.00236554185771" calcext:value-type="float">
            <text:p>1.0023655419</text:p>
          </table:table-cell>
          <table:table-cell office:value-type="float" office:value="92.9" calcext:value-type="float">
            <text:p>92.9</text:p>
          </table:table-cell>
          <table:table-cell office:value-type="float" office:value="0" calcext:value-type="float">
            <text:p>0</text:p>
          </table:table-cell>
          <table:table-cell office:value-type="float" office:value="1948.15185258914" calcext:value-type="float">
            <text:p>1948.151852589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Default" office:value-type="float" office:value="-0.0225655354174872" calcext:value-type="float">
            <text:p>-0.0225655354</text:p>
          </table:table-cell>
          <table:table-cell table:style-name="Default" office:value-type="float" office:value="0.881091270283593" calcext:value-type="float">
            <text:p>0.8810912703</text:p>
          </table:table-cell>
          <table:table-cell table:style-name="Default" office:value-type="float" office:value="0.926777190727076" calcext:value-type="float">
            <text:p>0.9267771907</text:p>
          </table:table-cell>
          <table:table-cell table:style-name="Default" office:value-type="float" office:value="0.997044930433253" calcext:value-type="float">
            <text:p>0.9970449304</text:p>
          </table:table-cell>
          <table:table-cell table:style-name="Default" office:value-type="float" office:value="0.990059770183274" calcext:value-type="float">
            <text:p>0.9900597702</text:p>
          </table:table-cell>
          <table:table-cell table:style-name="Default" office:value-type="float" office:value="1.00243985207313" calcext:value-type="float">
            <text:p>1.0024398521</text:p>
          </table:table-cell>
          <table:table-cell table:style-name="Default" office:value-type="float" office:value="1.00536767456089" calcext:value-type="float">
            <text:p>1.0053676746</text:p>
          </table:table-cell>
          <table:table-cell office:value-type="float" office:value="55.9" calcext:value-type="float">
            <text:p>55.9</text:p>
          </table:table-cell>
          <table:table-cell office:value-type="float" office:value="0" calcext:value-type="float">
            <text:p>0</text:p>
          </table:table-cell>
          <table:table-cell office:value-type="float" office:value="99.9288225028355" calcext:value-type="float">
            <text:p>99.928822502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Default" office:value-type="float" office:value="-0.0187385593230835" calcext:value-type="float">
            <text:p>-0.0187385593</text:p>
          </table:table-cell>
          <table:table-cell table:style-name="Default" office:value-type="float" office:value="0.872129458303299" calcext:value-type="float">
            <text:p>0.8721294583</text:p>
          </table:table-cell>
          <table:table-cell table:style-name="Default" office:value-type="float" office:value="0.884910815356454" calcext:value-type="float">
            <text:p>0.8849108154</text:p>
          </table:table-cell>
          <table:table-cell table:style-name="Default" office:value-type="float" office:value="1.00298974766728" calcext:value-type="float">
            <text:p>1.0029897477</text:p>
          </table:table-cell>
          <table:table-cell table:style-name="Default" office:value-type="float" office:value="0.985824087904031" calcext:value-type="float">
            <text:p>0.9858240879</text:p>
          </table:table-cell>
          <table:table-cell table:style-name="Default" office:value-type="float" office:value="0.983446161010421" calcext:value-type="float">
            <text:p>0.983446161</text:p>
          </table:table-cell>
          <table:table-cell table:style-name="Default" office:value-type="float" office:value="1.01007894221885" calcext:value-type="float">
            <text:p>1.0100789422</text:p>
          </table:table-cell>
          <table:table-cell office:value-type="float" office:value="83.85" calcext:value-type="float">
            <text:p>83.85</text:p>
          </table:table-cell>
          <table:table-cell office:value-type="float" office:value="0" calcext:value-type="float">
            <text:p>0</text:p>
          </table:table-cell>
          <table:table-cell office:value-type="float" office:value="152.01318687217" calcext:value-type="float">
            <text:p>152.013186872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Default" office:value-type="float" office:value="1.11616420576003" calcext:value-type="float">
            <text:p>1.1161642058</text:p>
          </table:table-cell>
          <table:table-cell table:style-name="Default" office:value-type="float" office:value="1.05768206622031" calcext:value-type="float">
            <text:p>1.0576820662</text:p>
          </table:table-cell>
          <table:table-cell table:style-name="Default" office:value-type="float" office:value="0.999006720120482" calcext:value-type="float">
            <text:p>0.9990067201</text:p>
          </table:table-cell>
          <table:table-cell table:style-name="Default" office:value-type="float" office:value="0.998902685818886" calcext:value-type="float">
            <text:p>0.9989026858</text:p>
          </table:table-cell>
          <table:table-cell table:style-name="Default" office:value-type="float" office:value="0.979433409377454" calcext:value-type="float">
            <text:p>0.9794334094</text:p>
          </table:table-cell>
          <table:table-cell table:style-name="Default" office:value-type="float" office:value="0.977843170767352" calcext:value-type="float">
            <text:p>0.9778431708</text:p>
          </table:table-cell>
          <table:table-cell table:style-name="Default" office:value-type="float" office:value="1.00777532554067" calcext:value-type="float">
            <text:p>1.0077753255</text:p>
          </table:table-cell>
          <table:table-cell office:value-type="float" office:value="91.76" calcext:value-type="float">
            <text:p>91.76</text:p>
          </table:table-cell>
          <table:table-cell office:value-type="float" office:value="0" calcext:value-type="float">
            <text:p>0</text:p>
          </table:table-cell>
          <table:table-cell office:value-type="float" office:value="1798.17860200042" calcext:value-type="float">
            <text:p>1798.178602000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Default" office:value-type="float" office:value="0.222063693762648" calcext:value-type="float">
            <text:p>0.2220636938</text:p>
          </table:table-cell>
          <table:table-cell table:style-name="Default" office:value-type="float" office:value="0.152212091262853" calcext:value-type="float">
            <text:p>0.1522120913</text:p>
          </table:table-cell>
          <table:table-cell table:style-name="Default" office:value-type="float" office:value="1.06659929207135" calcext:value-type="float">
            <text:p>1.0665992921</text:p>
          </table:table-cell>
          <table:table-cell table:style-name="Default" office:value-type="float" office:value="1.03345693599166" calcext:value-type="float">
            <text:p>1.033456936</text:p>
          </table:table-cell>
          <table:table-cell table:style-name="Default" office:value-type="float" office:value="0.977828308724267" calcext:value-type="float">
            <text:p>0.9778283087</text:p>
          </table:table-cell>
          <table:table-cell table:style-name="Default" office:value-type="float" office:value="0.991129837285398" calcext:value-type="float">
            <text:p>0.9911298373</text:p>
          </table:table-cell>
          <table:table-cell table:style-name="Default" office:value-type="float" office:value="1.01577110472043" calcext:value-type="float">
            <text:p>1.0157711047</text:p>
          </table:table-cell>
          <table:table-cell office:value-type="float" office:value="92.58" calcext:value-type="float">
            <text:p>92.58</text:p>
          </table:table-cell>
          <table:table-cell office:value-type="float" office:value="1" calcext:value-type="float">
            <text:p>1</text:p>
          </table:table-cell>
          <table:table-cell office:value-type="float" office:value="115.672532565288" calcext:value-type="float">
            <text:p>115.6725325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1:39:30.155618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Hinkley</meta:initial-creator>
    <meta:creation-date>2014-04-28T17:59:36.818845255</meta:creation-date>
    <dc:date>2014-10-03T11:40:04.477775042</dc:date>
    <dc:creator>Trevor Hinkley</dc:creator>
    <meta:editing-duration>PT48M21S</meta:editing-duration>
    <meta:editing-cycles>2</meta:editing-cycles>
    <meta:generator>LibreOffice/4.2.6.3$Linux_X86_64 LibreOffice_project/420m0$Build-3</meta:generator>
    <meta:document-statistic meta:table-count="1" meta:cell-count="1066" meta:object-count="0"/>
  </office:meta>
</office:document-meta>
</file>